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3" manifest:media-type=""/>
  <manifest:file-entry manifest:full-path="ObjectReplacements/Object 1" manifest:media-type=""/>
  <manifest:file-entry manifest:full-path="ObjectReplacements/Object 2" manifest:media-type=""/>
  <manifest:file-entry manifest:full-path="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aeddb"/>
    </style:style>
    <style:style style:name="P2" style:family="paragraph" style:parent-style-name="Standard">
      <style:text-properties officeooo:rsid="001be004" officeooo:paragraph-rsid="001be004"/>
    </style:style>
    <style:style style:name="P3" style:family="paragraph" style:parent-style-name="Standard">
      <style:text-properties officeooo:rsid="001be9b5" officeooo:paragraph-rsid="001be9b5"/>
    </style:style>
    <style:style style:name="P4" style:family="paragraph" style:parent-style-name="Standard">
      <style:text-properties officeooo:rsid="001be9b5" officeooo:paragraph-rsid="001d5577"/>
    </style:style>
    <style:style style:name="P5" style:family="paragraph" style:parent-style-name="Standard">
      <style:text-properties officeooo:rsid="001d5577" officeooo:paragraph-rsid="001d5577"/>
    </style:style>
    <style:style style:name="P6" style:family="paragraph" style:parent-style-name="Standard">
      <style:text-properties officeooo:rsid="001d5577" officeooo:paragraph-rsid="0022484d"/>
    </style:style>
    <style:style style:name="P7" style:family="paragraph" style:parent-style-name="Standard">
      <style:paragraph-properties fo:text-align="center" style:justify-single-word="false"/>
      <style:text-properties officeooo:rsid="0021e8b0" officeooo:paragraph-rsid="0021e8b0"/>
    </style:style>
    <style:style style:name="P8" style:family="paragraph" style:parent-style-name="Standard">
      <style:paragraph-properties fo:text-align="center" style:justify-single-word="false"/>
      <style:text-properties officeooo:rsid="00237382" officeooo:paragraph-rsid="00237382"/>
    </style:style>
    <style:style style:name="P9" style:family="paragraph" style:parent-style-name="Standard">
      <style:paragraph-properties fo:text-align="start" style:justify-single-word="false"/>
      <style:text-properties officeooo:rsid="00237382" officeooo:paragraph-rsid="00317077"/>
    </style:style>
    <style:style style:name="P10" style:family="paragraph" style:parent-style-name="Standard">
      <style:paragraph-properties fo:text-align="start" style:justify-single-word="false"/>
      <style:text-properties fo:font-weight="bold" officeooo:rsid="0025275a" officeooo:paragraph-rsid="0025275a" style:font-weight-asian="bold" style:font-weight-complex="bold"/>
    </style:style>
    <style:style style:name="P11" style:family="paragraph" style:parent-style-name="Standard">
      <style:paragraph-properties fo:text-align="start" style:justify-single-word="false"/>
      <style:text-properties fo:font-weight="bold" officeooo:rsid="00269b53" officeooo:paragraph-rsid="00269b53" style:font-weight-asian="bold" style:font-weight-complex="bold"/>
    </style:style>
    <style:style style:name="P12" style:family="paragraph" style:parent-style-name="Standard">
      <style:paragraph-properties fo:text-align="start" style:justify-single-word="false"/>
      <style:text-properties fo:font-weight="bold" officeooo:rsid="00312d85" officeooo:paragraph-rsid="00312d85" style:font-weight-asian="bold" style:font-weight-complex="bold"/>
    </style:style>
    <style:style style:name="P13" style:family="paragraph" style:parent-style-name="Standard">
      <style:paragraph-properties fo:text-align="start" style:justify-single-word="false"/>
      <style:text-properties fo:font-weight="normal" officeooo:rsid="0025275a" officeooo:paragraph-rsid="0025275a" style:font-weight-asian="normal" style:font-weight-complex="normal"/>
    </style:style>
    <style:style style:name="P14" style:family="paragraph" style:parent-style-name="Standard">
      <style:paragraph-properties fo:text-align="start" style:justify-single-word="false"/>
      <style:text-properties fo:font-weight="normal" officeooo:rsid="0025275a" officeooo:paragraph-rsid="0029069f" style:font-weight-asian="normal" style:font-weight-complex="normal"/>
    </style:style>
    <style:style style:name="P15" style:family="paragraph" style:parent-style-name="Standard">
      <style:paragraph-properties fo:text-align="start" style:justify-single-word="false"/>
      <style:text-properties fo:font-weight="normal" officeooo:rsid="0025275a" officeooo:paragraph-rsid="002e2995" style:font-weight-asian="normal" style:font-weight-complex="normal"/>
    </style:style>
    <style:style style:name="P16" style:family="paragraph" style:parent-style-name="Standard">
      <style:paragraph-properties fo:text-align="start" style:justify-single-word="false"/>
      <style:text-properties fo:font-weight="normal" officeooo:rsid="00269b53" officeooo:paragraph-rsid="00269b53" style:font-weight-asian="normal" style:font-weight-complex="normal"/>
    </style:style>
    <style:style style:name="P17" style:family="paragraph" style:parent-style-name="Standard">
      <style:paragraph-properties fo:text-align="start" style:justify-single-word="false"/>
      <style:text-properties fo:font-weight="normal" officeooo:rsid="0027b230" officeooo:paragraph-rsid="0027b230" style:font-weight-asian="normal" style:font-weight-complex="normal"/>
    </style:style>
    <style:style style:name="P18" style:family="paragraph" style:parent-style-name="Standard">
      <style:paragraph-properties fo:text-align="center" style:justify-single-word="false"/>
      <style:text-properties fo:font-weight="normal" officeooo:rsid="0027b230" officeooo:paragraph-rsid="0027b230" style:font-weight-asian="normal" style:font-weight-complex="normal"/>
    </style:style>
    <style:style style:name="P19" style:family="paragraph" style:parent-style-name="Standard">
      <style:paragraph-properties fo:text-align="start" style:justify-single-word="false"/>
      <style:text-properties fo:font-weight="normal" officeooo:rsid="002e2995" officeooo:paragraph-rsid="002e2995" style:font-weight-asian="normal" style:font-weight-complex="normal"/>
    </style:style>
    <style:style style:name="P20" style:family="paragraph" style:parent-style-name="Standard">
      <style:paragraph-properties fo:text-align="start" style:justify-single-word="false"/>
      <style:text-properties fo:font-weight="normal" officeooo:rsid="002f5645" officeooo:paragraph-rsid="002f5645" style:font-weight-asian="normal" style:font-weight-complex="normal"/>
    </style:style>
    <style:style style:name="P21" style:family="paragraph" style:parent-style-name="Standard">
      <style:paragraph-properties fo:text-align="start" style:justify-single-word="false"/>
      <style:text-properties fo:font-weight="normal" officeooo:rsid="00312d85" officeooo:paragraph-rsid="00312d85" style:font-weight-asian="normal" style:font-weight-complex="normal"/>
    </style:style>
    <style:style style:name="P22" style:family="paragraph" style:parent-style-name="Standard">
      <style:text-properties officeooo:paragraph-rsid="001d5577"/>
    </style:style>
    <style:style style:name="P23" style:family="paragraph" style:parent-style-name="Standard" style:master-page-name="">
      <style:paragraph-properties style:page-number="auto" fo:break-before="auto" fo:break-after="auto"/>
      <style:text-properties officeooo:rsid="001be004" officeooo:paragraph-rsid="001be004"/>
    </style:style>
    <style:style style:name="P24" style:family="paragraph" style:parent-style-name="Standard">
      <style:paragraph-properties fo:text-align="start" style:justify-single-word="false"/>
      <style:text-properties officeooo:rsid="00243ac1" officeooo:paragraph-rsid="00243ac1"/>
    </style:style>
    <style:style style:name="P25" style:family="paragraph" style:parent-style-name="Standard">
      <style:paragraph-properties fo:text-align="start" style:justify-single-word="false"/>
      <style:text-properties officeooo:rsid="00319c51" officeooo:paragraph-rsid="00319c51"/>
    </style:style>
    <style:style style:name="P26" style:family="paragraph" style:parent-style-name="Standard">
      <style:paragraph-properties fo:text-align="start" style:justify-single-word="false" fo:break-before="page"/>
      <style:text-properties officeooo:rsid="00319c51" officeooo:paragraph-rsid="00319c51"/>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indent="0cm"/>
    </style:style>
    <style:style style:name="P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1e8b0"/>
    </style:style>
    <style:style style:name="T2" style:family="text">
      <style:text-properties officeooo:rsid="0022484d"/>
    </style:style>
    <style:style style:name="T3" style:family="text">
      <style:text-properties style:text-position="super 58%" officeooo:rsid="0021e8b0"/>
    </style:style>
    <style:style style:name="T4" style:family="text">
      <style:text-properties style:text-position="super 58%" officeooo:rsid="0029069f"/>
    </style:style>
    <style:style style:name="T5" style:family="text">
      <style:text-properties officeooo:rsid="00237382"/>
    </style:style>
    <style:style style:name="T6" style:family="text">
      <style:text-properties officeooo:rsid="00243ac1"/>
    </style:style>
    <style:style style:name="T7" style:family="text">
      <style:text-properties officeooo:rsid="00269b53"/>
    </style:style>
    <style:style style:name="T8" style:family="text">
      <style:text-properties officeooo:rsid="0029069f"/>
    </style:style>
    <style:style style:name="T9" style:family="text">
      <style:text-properties officeooo:rsid="002a524e"/>
    </style:style>
    <style:style style:name="T10" style:family="text">
      <style:text-properties officeooo:rsid="002c4eb5"/>
    </style:style>
    <style:style style:name="T11" style:family="text">
      <style:text-properties officeooo:rsid="00310dbe"/>
    </style:style>
    <style:style style:name="T1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818cm" fo:min-width="2.787cm" fo:padding-top="0.15cm" fo:padding-bottom="0.15cm" fo:padding-left="0.275cm" fo:padding-right="0.275cm" draw:shadow="hidden" draw:shadow-offset-x="0.199cm" draw:shadow-offset-y="0.199cm" draw:shadow-color="#808080" style:run-through="foreground"/>
    </style:style>
    <style:style style:name="gr3"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566cm" fo:min-width="3.219cm"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681cm" fo:min-width="1.316cm"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1.568cm" fo:min-width="4.348cm"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97cm" fo:min-width="3.429cm"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1.108cm" fo:min-width="3.565cm"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solid" svg:stroke-width="0.03cm" svg:stroke-color="#000000" draw:marker-start-width="0.31cm" draw:marker-start-center="false" draw:marker-end="Symmetric_20_Arrow" draw:marker-end-width="0.3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 style:family="graphic">
      <style:graphic-properties draw:stroke="solid" svg:stroke-width="0.03cm" svg:stroke-color="#000000" draw:marker-start-width="0.295cm" draw:marker-start-center="false" draw:marker-end="Symmetric_20_Arrow" draw:marker-end-width="0.3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solid" svg:stroke-width="0.03cm" svg:stroke-color="#000000" draw:marker-start-width="0.305cm" draw:marker-start-center="false" draw:marker-end="Symmetric_20_Arrow" draw:marker-end-width="0.3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2"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99cm" fo:min-width="0.573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99cm" fo:min-width="0.45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536cm" fo:min-width="1.291cm" fo:padding-top="0.15cm" fo:padding-bottom="0.15cm" fo:padding-left="0.275cm" fo:padding-right="0.275cm" draw:shadow="hidden" draw:shadow-offset-x="0.199cm" draw:shadow-offset-y="0.199cm" draw:shadow-color="#808080" style:run-through="foreground"/>
    </style:style>
    <style:style style:name="gr16"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536cm" fo:min-width="1.291cm" fo:padding-top="0.15cm" fo:padding-bottom="0.15cm" fo:padding-left="0.275cm" fo:padding-right="0.275cm" draw:shadow="hidden" draw:shadow-offset-x="0.199cm" draw:shadow-offset-y="0.199cm" draw:shadow-color="#808080" style:run-through="foreground"/>
    </style:style>
    <style:style style:name="gr17"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97cm" fo:min-width="4.022cm" fo:padding-top="0.15cm" fo:padding-bottom="0.15cm" fo:padding-left="0.275cm" fo:padding-right="0.275cm" draw:shadow="hidden" draw:shadow-offset-x="0.199cm" draw:shadow-offset-y="0.199cm" draw:shadow-color="#808080" style:run-through="foreground"/>
    </style:style>
    <style:style style:name="gr18"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1.108cm" fo:min-width="3.565cm" fo:padding-top="0.15cm" fo:padding-bottom="0.15cm" fo:padding-left="0.275cm" fo:padding-right="0.275cm" draw:shadow="hidden" draw:shadow-offset-x="0.199cm" draw:shadow-offset-y="0.199cm" draw:shadow-color="#808080" style:run-through="foreground"/>
    </style:style>
    <style:style style:name="gr19"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97cm" fo:min-width="4.022cm" fo:padding-top="0.15cm" fo:padding-bottom="0.15cm" fo:padding-left="0.275cm" fo:padding-right="0.275cm" draw:shadow="hidden" draw:shadow-offset-x="0.199cm" draw:shadow-offset-y="0.199cm" draw:shadow-color="#808080" style:run-through="foreground"/>
    </style:style>
    <style:style style:name="gr20"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1"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2"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3"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4"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508cm" fo:min-width="3.041cm"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0" style:family="graphic">
      <style:graphic-properties draw:stroke="none" svg:stroke-width="0cm" svg:stroke-color="#3465a4" draw:marker-start-width="0.199cm" draw:marker-start-center="false" draw:marker-end-width="0.199cm" draw:marker-end-center="false" draw:fill="none" draw:fill-color="#729fcf" draw:textarea-horizontal-align="justify" fo:min-height="0.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3465a4" draw:marker-start-width="0.199cm" draw:marker-start-center="false" draw:marker-end-width="0.199cm" draw:marker-end-center="false" draw:fill="none" draw:fill-color="#729fcf" draw:textarea-horizontal-align="justify" fo:min-height="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3465a4" draw:marker-start-width="0.199cm" draw:marker-start-center="false" draw:marker-end-width="0.199cm" draw:marker-end-center="false" draw:fill="none" draw:fill-color="#729fcf" draw:textarea-horizontal-align="justify" fo:min-height="0.4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3465a4" draw:marker-start-width="0.199cm" draw:marker-start-center="false" draw:marker-end-width="0.199cm" draw:marker-end-center="false" draw:fill="none" draw:fill-color="#729fcf" draw:textarea-horizontal-align="justify" fo:min-height="0.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 note on the L network</text:p>
      <text:p text:style-name="P19">The L network is built from series switched inductors wound on toroids and parallel switched capacitors. A relay switches the shunt capacitors between the input or output side of the inductors.</text:p>
      <text:p text:style-name="P20"><text:span text:style-name="T11">With the</text:span> large <text:span text:style-name="T11">numbers</text:span> of <text:span text:style-name="T11">inductors, capacitors and relays a fair bit of physical space is needed to accommodate them making</text:span> it impossible to avoid long leads <text:span text:style-name="T11">plus the associated</text:span> contact resistance, stray inductance and capacitance. <text:span text:style-name="T11">T</text:span>he net result <text:span text:style-name="T11">of this</text:span> being that you never see exactly the value of the inductor/s or capacitor/s which have been switched in but <text:span text:style-name="T11">instead </text:span>the<text:span text:style-name="T11">ir</text:span> values plus strays. Further errors in the reactances occur due to toroid <text:span text:style-name="T11">values</text:span> being <text:span text:style-name="T11">limited</text:span> to one turn <text:span text:style-name="T11">boundries</text:span> and the difficulty of obtaining high voltage capacitors leading to having to accept values which do not have a binary progression. To some extent capacitors can be built from series and parallel connection e.g. nominal 5 pF can be built from 4 x 22pF in series and 10pF from 2 in series and finally 1 x 22pF <text:span text:style-name="T11">giving 3 nice binary steps but for the next one the closest practical choice is 47pF or 2 paralled 22pF. There is a practical limit on how many capacitors can be paralled together to build larger values as 704pF require 32 x 22pF capacitors in parallel and 1408pF require 64.</text:span></text:p>
      <text:p text:style-name="P20"/>
      <text:p text:style-name="P21">Simple tuning algorithms operate under the constraint of any reactance (capacitor or inductor) when switched into the circuit on its own must be greater than the sum of the reactances preceeding it. e.g. L5 must be greater than L1+L2+L3+L4 etc. This is necessary so that when the software commands an increase or decrease of a reactance it must assume this did occur and the opposite did not in fact happen. However due to strays and tolerences mentioned the chances of this happening are unreliable at best and when it occurs the tune will stop with best match assumed when in fact continuing will give further improvement.</text:p>
      <text:p text:style-name="P21"/>
      <text:p text:style-name="P21">An algorithm has been developed to look ahead and see if a better match exists beyond the current indicated best match and continue if so.</text:p>
      <text:p text:style-name="P15"/>
      <text:p text:style-name="P10">The coarse tune algorithm</text:p>
      <text:p text:style-name="P14">In order to quickly get at a ball park figure and establish a starting point for a fine tune, a coarse tune algorithm is applied. This simply switches each C relay in turn starting at 0 relays up to <text:span text:style-name="T8">the </text:span>8<text:span text:style-name="T4">th</text:span><text:span text:style-name="T8"> </text:span><text:s/><text:span text:style-name="T7">relay </text:span>and <text:span text:style-name="T7">at each step, </text:span>stepping each L relay in turn again from 0 to 8 and recording the SWR in a 2 dimensional array. <text:span text:style-name="T8">There will be</text:span> a total of 81 readings ( 0 to 8 inclusive <text:span text:style-name="T7">for C</text:span>, by <text:span text:style-name="T7">0</text:span> to 8 inclusive for L). <text:span text:style-name="T7">The array is examined to retrieve the best SWR and the relay combination is recorded.</text:span></text:p>
      <text:p text:style-name="P13"/>
      <text:p text:style-name="P16">The process is done with the capacitors connected to the antenna or output side of the inductors (HiZ) and repeated with the capacitors connected to the input side of the L network (LoZ). The best SWR <text:span text:style-name="T8">from each of</text:span> the two <text:span text:style-name="T8">sets of readings is returned and the best of the two</text:span> determine the starting point of the fine tune and whether we are HiZ or LoZ.</text:p>
      <text:p text:style-name="P13"/>
      <text:p text:style-name="P17">doRelayCoarseSteps(): Caps are connected to Output (HiZ)</text:p>
      <text:p text:style-name="P17"><draw:frame draw:style-name="fr1" draw:name="Object3" text:anchor-type="paragraph" svg:width="15.709cm" svg:height="4.516cm" draw:z-index="2"><draw:object xlink:href="./Object 3" xlink:type="simple" xlink:show="embed" xlink:actuate="onLoad"/><draw:image xlink:href="./ObjectReplacements/Object 3" xlink:type="simple" xlink:show="embed" xlink:actuate="onLoad"/></draw:frame>bestC = 7; bestL = 1; SWR = <text:s text:c="2"/>1.50267</text:p>
      <text:p text:style-name="P18">fig 1</text:p>
      <text:p text:style-name="P17">The chart in fig 1 is a printout of the values obtained from sweeping the capacitor and inductor relays. As can be seen there are some pretty wild swings of SWR over the relay ranges but there is <text:soft-page-break/>always one spot which is better than the others. In this case it occurs when C relay number 7 is operated along with L relay number 1 <text:span text:style-name="T8">giving</text:span> an SWR of 1.50267. This is <text:span text:style-name="T8">a </text:span>close enough <text:span text:style-name="T8">point</text:span> for us to <text:span text:style-name="T8">perform a</text:span> fine tune without too many relay steps to get our match. <text:span text:style-name="T10">These values and the following fineTune values are actual vaues returned from the debug output of my tuner while tuning my 40 Metre antenna.</text:span></text:p>
      <text:p text:style-name="P17"/>
      <text:p text:style-name="P12">The fine tune algorithm</text:p>
      <text:p text:style-name="P23"><text:span text:style-name="T1">A </text:span>snapshot of <text:span text:style-name="T1">the SWR's returned by operating</text:span> the <text:span text:style-name="T1">consecutive </text:span><text:s/>relays <text:span text:style-name="T1">steps</text:span> around the <text:span text:style-name="T1">chosen best</text:span> relays from the coarse tune subroutine <text:span text:style-name="T1">is shown in fig 2</text:span>. The coarse tune subroutine <text:span text:style-name="T9">has</text:span> returned the best single Inductor and Capacitor relay <text:span text:style-name="T9">combination</text:span>. Holding the Inductor relay fixed the fine tune subroutine is going <text:s/>to traverse the relays around the “best so far” capacitor relay to try to improve the SWR. In the example shown the operated capacitor relay was #7 corresponding to a value of 64 <text:span text:style-name="T1">in a binary count (1, 2 , 4, 8, 16, 32, 64, 128) i.e. 7</text:span><text:span text:style-name="T3">th</text:span><text:span text:style-name="T1"> relay gives a count of 64.</text:span></text:p>
      <text:p text:style-name="P2"/>
      <text:p text:style-name="P3">The values array is loaded with the SWR's from the 4 capacitor relay steps each side of the initial relay so it forms a window on the SWR values returned from consecutive relay steps. The value lowRelay is set to hold the relay combination which produced the SWR held in values[0] and is used as a reference to the relay combination needed to get to any array position.</text:p>
      <text:p text:style-name="P3"/>
      <text:p text:style-name="P4">Examining the VSWR data it can be seen that the value returned from the coarse tune subroutine (held in array[4]) is not the best SWR which is actually at relay combination 5<text:span text:style-name="T2">4 in fig 2</text:span>. The program examines the array to get the SWR trend and returns a count of where the best SWR is which <text:span text:style-name="T9">occurs at</text:span> position, values[0] in this case. If count is less than the reference position <text:span text:style-name="T9">i.e. less than</text:span> (values[4]), the array window is shifted down and if more it is shifted up. In each case the shift is tested to ensure that the array won't extend beyond 0 relay count or 255 <text:s/>relay count.</text:p>
      <text:p text:style-name="P1"/>
      <text:p text:style-name="P7"><draw:frame draw:style-name="fr2" draw:name="Object1" text:anchor-type="paragraph" svg:width="15.097cm" svg:height="2.258cm" draw:z-index="0"><draw:object xlink:href="./Object 1" xlink:type="simple" xlink:show="embed" xlink:actuate="onLoad"/><draw:image xlink:href="./ObjectReplacements/Object 1" xlink:type="simple" xlink:show="embed" xlink:actuate="onLoad"/></draw:frame>fig 2</text:p>
      <text:p text:style-name="P5"/>
      <text:p text:style-name="P6">The reason for the complexity in this algorithm is that due to tolerance spreads in inductor and capacitor values the total reactance does not smoothly progress as the relays increment or decrement. This particularly shows up when stepping from values like 63 to 64 where several relays change <text:span text:style-name="T2">as 64 = relay 7 operated but 63 = relays 1+2+3+4+5+6 operated</text:span>. If the SWR values <text:span text:style-name="T9">in fig 2 </text:span>were simply <text:span text:style-name="T2">examined each side of</text:span> relay 64 <text:span text:style-name="T2">looking to see if they were greater or less, it </text:span>would suggest that <text:span text:style-name="T2">the value at 64 was</text:span> the dip. <text:span text:style-name="T2">H</text:span>owever <text:span text:style-name="T5">this is not the case and</text:span> the true low SWR is at relays <text:span text:style-name="T2">49 (off the scale shown in fig 2)</text:span> <text:span text:style-name="T5">so</text:span> the best SWR would not <text:span text:style-name="T5">have </text:span>be<text:span text:style-name="T5">en</text:span> obtained <text:span text:style-name="T10">by simply <text:s/>examining the relay each side of the initial best value. By looking further on each side, it is possible to accurately pick up an SWR trend in spite of the capacitor or inductor tolerances.</text:span></text:p>
      <text:p text:style-name="P22"/>
      <text:p text:style-name="P9">The window of SWR values held in the values[9] array is simply moved in the direction of best swr until array[4] holds the lowest SWR and the relay combination to produce this becomes the tune setting. The effect of traversing the relays is shown in fig 3 <text:span text:style-name="T6">and it can be seen that as the lowRelay is stepped down the chain the SWR's in values[4] is falling. The value “cnt” refers to the array position holding the smallest SWR and if less than 4 we traverse down and if greater than 4 we traverse up. The limit is reached when the lowest SWR occurs at values[4] and we are then tuned.</text:span></text:p>
      <text:p text:style-name="P9"/>
      <text:p text:style-name="P8"><draw:frame draw:style-name="fr3" draw:name="Object2" text:anchor-type="paragraph" svg:x="2.57cm" svg:y="0.397cm" svg:width="11.86cm" svg:height="7.227cm" draw:z-index="1"><draw:object xlink:href="./Object 2" xlink:type="simple" xlink:show="embed" xlink:actuate="onLoad"/><draw:image xlink:href="./ObjectReplacements/Object 2" xlink:type="simple" xlink:show="embed" xlink:actuate="onLoad"/></draw:frame><text:soft-page-break/>fig 3</text:p>
      <text:p text:style-name="P24">After tuning the capacitors, the same process is repeated for the inductors and then back to the capacitors again etc. until no further improvement can be obtained. It should be noted that sometimes changing say the inductors, will cause the capacitors to back up a little over changes just made to them and vice versa but eventually equilibrium is reached.</text:p>
      <text:p text:style-name="P24"/>
      <text:p text:style-name="P25">The Code</text:p>
      <text:p text:style-name="P25"/>
      <text:p text:style-name="P25">I have included the Coarse and fine tune subroutines plus the function to find the best value in the array. A flow chart of the fine tune routine is also included.</text:p>
      <text:p text:style-name="P25">/**********************************************************************************************************/</text:p>
      <text:p text:style-name="P25"/>
      <text:p text:style-name="P25">void doRelayCoarseSteps()</text:p>
      <text:p text:style-name="P25">{</text:p>
      <text:p text:style-name="P25"><text:s text:c="2"/>// This subroutine steps through the capacitor and inductor relays looking for the combination which gives</text:p>
      <text:p text:style-name="P25"><text:s text:c="2"/>// the lowest SWR. Only individual relays are stepped with no multiple C or L combinations so a fine tune</text:p>
      <text:p text:style-name="P25"><text:s text:c="2"/>// subroutine is later called to set exact values for L and C.</text:p>
      <text:p text:style-name="P25"/>
      <text:p text:style-name="P25"><text:s text:c="2"/>// This procedure is carried out by initially setting capacitor relays to zero C and stepping the inductor</text:p>
      <text:p text:style-name="P25"><text:s text:c="2"/>// relays one by one, incrementing the capacitor and repeating the procedure.</text:p>
      <text:p text:style-name="P25"><text:s text:c="2"/>// The SWR is read at each step into an 2 dimensional array which is later parsed for the lowest SWR and</text:p>
      <text:p text:style-name="P25"><text:s text:c="2"/>// the C and L combination to give this is set along with rawSWR in the _status array.</text:p>
      <text:p text:style-name="P25"><text:s text:c="2"/></text:p>
      <text:p text:style-name="P25"><text:s text:c="2"/>// Entry: The caller sets the C/O relay to HiZ or LoZ as required</text:p>
      <text:p text:style-name="P25"><text:s text:c="2"/>// Exit with relay settings which give best SWR for the C/O relay setting on entry.</text:p>
      <text:p text:style-name="P25"/>
      <text:p text:style-name="P25"><text:s text:c="2"/>unsigned long values[9][9];</text:p>
      <text:p text:style-name="P25"><text:s text:c="2"/>unsigned long bestSWR = 99900000;</text:p>
      <text:p text:style-name="P25"><text:s text:c="2"/>byte bestC = 0; <text:s/></text:p>
      <text:p text:style-name="P25"><text:s text:c="2"/>byte bestL = 0;</text:p>
      <text:p text:style-name="P25"><text:s text:c="2"/>char buffer[16]; <text:s/></text:p>
      <text:p text:style-name="P25"><text:soft-page-break/></text:p>
      <text:p text:style-name="P25"><text:s text:c="2"/>// Initialise with no L or C relays operated and C/O relay set by the caller.</text:p>
      <text:p text:style-name="P25"><text:s text:c="2"/>_status.C_relays = 0;</text:p>
      <text:p text:style-name="P25"><text:s text:c="2"/>_status.L_relays = 0;</text:p>
      <text:p text:style-name="P25"><text:s text:c="2"/>setRelays();</text:p>
      <text:p text:style-name="P25">// <text:s/>delay(20); // Extra settling time for an ultra stable initial reading</text:p>
      <text:p text:style-name="P25"><text:s text:c="2"/>getSWR(); <text:s/>//Get SWR with relays at initial state.</text:p>
      <text:p text:style-name="P25"><text:s text:c="2"/>bestSWR = _status.rawSWR;</text:p>
      <text:p text:style-name="P25"/>
      <text:p text:style-name="P25"><text:s text:c="2"/>for(byte c =0; c &lt; 9; c++) {</text:p>
      <text:p text:style-name="P25"><text:s text:c="4"/>if(c != 0) {</text:p>
      <text:p text:style-name="P25"><text:s text:c="6"/>_status.C_relays = 0;</text:p>
      <text:p text:style-name="P25"><text:s text:c="6"/>bitSet(_status.C_relays, c - 1);</text:p>
      <text:p text:style-name="P25"><text:s text:c="4"/>}</text:p>
      <text:p text:style-name="P25"><text:s text:c="4"/>for(byte x = 0; x &lt; 9; x++) {</text:p>
      <text:p text:style-name="P25"><text:s text:c="6"/>if(x != 0) {</text:p>
      <text:p text:style-name="P25"><text:s text:c="8"/>_status.L_relays = 0;</text:p>
      <text:p text:style-name="P25"><text:s text:c="8"/>bitSet(_status.L_relays, x - 1);</text:p>
      <text:p text:style-name="P25"><text:s text:c="6"/>}</text:p>
      <text:p text:style-name="P25"><text:s text:c="6"/>setRelays();</text:p>
      <text:p text:style-name="P25"><text:s text:c="6"/>getSWR();</text:p>
      <text:p text:style-name="P25"><text:s text:c="6"/>values[c][x] = _status.rawSWR;</text:p>
      <text:p text:style-name="P25"><text:s text:c="4"/>}</text:p>
      <text:p text:style-name="P25"><text:s text:c="2"/>} //endfor <text:s text:c="3"/></text:p>
      <text:p text:style-name="P25"/>
      <text:p text:style-name="P25"><text:s text:c="3"/>// We parse the array looking for the combination of L and C relays which give lowest SWR</text:p>
      <text:p text:style-name="P25"><text:s text:c="2"/>for(byte c =0; c &lt; 9; c++) {</text:p>
      <text:p text:style-name="P25"><text:s text:c="4"/>for(byte x = 0; x &lt; 9; x++) {</text:p>
      <text:p text:style-name="P25"><text:s text:c="6"/>if(values[c][x] &lt; bestSWR) {</text:p>
      <text:p text:style-name="P25"><text:s text:c="8"/>bestSWR = values[c][x];</text:p>
      <text:p text:style-name="P25"><text:s text:c="8"/>bestC = c;</text:p>
      <text:p text:style-name="P25"><text:s text:c="8"/>bestL = x;</text:p>
      <text:p text:style-name="P25"><text:s text:c="6"/>}</text:p>
      <text:p text:style-name="P25"><text:s text:c="4"/>}</text:p>
      <text:p text:style-name="P25"><text:s text:c="2"/>}</text:p>
      <text:p text:style-name="P25"/>
      <text:p text:style-name="P25"><text:s text:c="2"/>// Now set the relays to give best coarse tune based on bestSWR</text:p>
      <text:p text:style-name="P25"><text:s text:c="2"/>_status.C_relays = 0; // No bits set for no relays operated</text:p>
      <text:p text:style-name="P25"><text:s text:c="2"/>_status.L_relays = 0;</text:p>
      <text:p text:style-name="P25"><text:s text:c="2"/>if(bestC &gt; 0) bitSet(_status.C_relays, bestC - 1); // Set bits 0 .. 7 here (Relays 1 to 8)</text:p>
      <text:p text:style-name="P25"><text:s text:c="2"/>if(bestL &gt; 0) bitSet(_status.L_relays, bestL - 1);</text:p>
      <text:p text:style-name="P25"><text:s text:c="2"/>setRelays();</text:p>
      <text:p text:style-name="P25"><text:s text:c="2"/>delay(20); // Extra settling time for an ultra stable final reading</text:p>
      <text:p text:style-name="P25"><text:s text:c="2"/>getSWR(); <text:s/>//Get SWR with relays at final state.</text:p>
      <text:p text:style-name="P25"/>
      <text:p text:style-name="P25">#ifdef DEBUG_COARSE_TUNE_STATUS // Print the DEBUG header</text:p>
      <text:p text:style-name="P25"><text:s text:c="2"/>Serial.print(F("doRelayCoarseSteps(): Caps are connected to "));</text:p>
      <text:p text:style-name="P25"><text:s text:c="2"/>if (_status.outputZ == hiZ) Serial.print(F("Output (HiZ)"));</text:p>
      <text:p text:style-name="P25"><text:s text:c="2"/>else Serial.print(F("Input (LoZ"));</text:p>
      <text:p text:style-name="P25"><text:s text:c="2"/>Serial.println();</text:p>
      <text:p text:style-name="P25"><text:s text:c="2"/>Serial.print("Cap\t");</text:p>
      <text:p text:style-name="P25"><text:s text:c="2"/>for(int x = 0; x &lt; 9; x++) {</text:p>
      <text:p text:style-name="P25"><text:soft-page-break/><text:s text:c="4"/>Serial.print(F(" <text:s/>L")); </text:p>
      <text:p text:style-name="P25"><text:s text:c="4"/>Serial.print(x);</text:p>
      <text:p text:style-name="P25"><text:s text:c="4"/>Serial.print(F(" <text:s text:c="6"/>"));</text:p>
      <text:p text:style-name="P25"><text:s text:c="2"/>} </text:p>
      <text:p text:style-name="P25"><text:s text:c="2"/>Serial.println();</text:p>
      <text:p text:style-name="P25"><text:s text:c="2"/></text:p>
      <text:p text:style-name="P25"><text:s text:c="2"/>// Now print the DEBUG body which is the debug data captured in the array</text:p>
      <text:p text:style-name="P25"><text:s text:c="2"/>for(byte c =0; c &lt; 9; c++) {</text:p>
      <text:p text:style-name="P25"><text:s text:c="4"/>Serial.print(F("C"));</text:p>
      <text:p text:style-name="P25"><text:s text:c="4"/>Serial.print(c);</text:p>
      <text:p text:style-name="P25"><text:s text:c="4"/>Serial.print("\t");</text:p>
      <text:p text:style-name="P25"><text:s text:c="4"/>for(byte x = 0; x &lt; 9; x++) {</text:p>
      <text:p text:style-name="P25"><text:s text:c="6"/>sprintf(buffer, "%3lu",values[c][x] / 100000);</text:p>
      <text:p text:style-name="P25"><text:s text:c="6"/>Serial.print(buffer);</text:p>
      <text:p text:style-name="P25"><text:s text:c="6"/>Serial.print(F("."));</text:p>
      <text:p text:style-name="P25"><text:s text:c="6"/>sprintf(buffer, "%-05lu ",values[c][x] % 100000);</text:p>
      <text:p text:style-name="P25"><text:s text:c="6"/>Serial.print(buffer);</text:p>
      <text:p text:style-name="P25"><text:s text:c="6"/>Serial.print(F(" "));</text:p>
      <text:p text:style-name="P25"><text:s text:c="4"/>}</text:p>
      <text:p text:style-name="P25"><text:s text:c="4"/>Serial.println("");</text:p>
      <text:p text:style-name="P25"><text:s text:c="2"/>}</text:p>
      <text:p text:style-name="P25"><text:s text:c="2"/>Serial.print(F("bestC = "));</text:p>
      <text:p text:style-name="P25"><text:s text:c="2"/>Serial.print(bestC);</text:p>
      <text:p text:style-name="P25"><text:s text:c="2"/>Serial.print(F("; bestL = "));</text:p>
      <text:p text:style-name="P25"><text:s text:c="2"/>Serial.print(bestL);</text:p>
      <text:p text:style-name="P25"><text:s text:c="2"/>Serial.print(F("; SWR = "));</text:p>
      <text:p text:style-name="P25"><text:s text:c="2"/>sprintf(buffer, "%3lu",_status.rawSWR / 100000);</text:p>
      <text:p text:style-name="P25"><text:s text:c="2"/>Serial.print(buffer);</text:p>
      <text:p text:style-name="P25"><text:s text:c="2"/>Serial.print(F("."));</text:p>
      <text:p text:style-name="P25"><text:s text:c="2"/>sprintf(buffer, "%-05lu ",_status.rawSWR % 100000);</text:p>
      <text:p text:style-name="P25"><text:s text:c="2"/>Serial.println(buffer);</text:p>
      <text:p text:style-name="P25">#endif //DEBUG_COARSE_TUNE_STATUS</text:p>
      <text:p text:style-name="P25"><text:s/></text:p>
      <text:p text:style-name="P25">} //end subroutine</text:p>
      <text:p text:style-name="P25"/>
      <text:p text:style-name="P25">/**********************************************************************************************************/</text:p>
      <text:p text:style-name="P25"/>
      <text:p text:style-name="P25">uint32_t fineStep(bool reactance) // Enter with swr and relay status up to date</text:p>
      <text:p text:style-name="P25">{</text:p>
      <text:p text:style-name="P25"><text:s text:c="2"/>// On entry, we look at the current SWR and the SWR from the 4 relay steps each side to see if there is a trend and</text:p>
      <text:p text:style-name="P25"><text:s text:c="2"/>// in which direction. The SWR from the 9 relays is read into an array which is examined to see if we need to step up</text:p>
      <text:p text:style-name="P25"><text:s text:c="2"/>// or step down. A check is made to ensure that stepping the relays won't overflow 255 or underflow 0 then the array</text:p>
      <text:p text:style-name="P25"><text:s text:c="2"/>// is traversed up or down consecutive relays until the best SWR is centred at values[4]. The associated relays are</text:p>
      <text:p text:style-name="P25"><text:s text:c="2"/>// set in _status array. Parameter reactance determines whether we are stepping _status.C_relays or _status.L_relays.</text:p>
      <text:p text:style-name="P25"/>
      <text:p text:style-name="P25"><text:soft-page-break/><text:s text:c="2"/>uint32_t values[9]; // An array of SWR values centred around the relays set in "_status" at entry</text:p>
      <text:p text:style-name="P25"><text:s text:c="2"/>uint8_t lowRelay; <text:s text:c="2"/>// The relay combination which gives the SWR held in Values[0] (0 to 255)</text:p>
      <text:p text:style-name="P25"><text:s text:c="2"/>uint8_t cnt; <text:s/>// Mostly used to point to a position in the array</text:p>
      <text:p text:style-name="P25"><text:s text:c="2"/>uint8_t *pReactance; // A pointer to either _status.C_relays or _status.L_relays</text:p>
      <text:p text:style-name="P25"><text:s text:c="2"/>boolean header = true; // Used to decide whether to print the data table header on debug</text:p>
      <text:p text:style-name="P25"/>
      <text:p text:style-name="P25"><text:s text:c="2"/>if(reactance == INDUCTANCE) { <text:s/>// set to operate on either _status.C_relays or _status.L_relays</text:p>
      <text:p text:style-name="P25"><text:s text:c="4"/>pReactance = &amp;_status.L_relays;</text:p>
      <text:p text:style-name="P25"><text:s text:c="2"/>} else {</text:p>
      <text:p text:style-name="P25"><text:s text:c="4"/>pReactance = &amp;_status.C_relays;</text:p>
      <text:p text:style-name="P25"><text:s text:c="2"/>}</text:p>
      <text:p text:style-name="P25"/>
      <text:p text:style-name="P25"><text:s text:c="2"/>// Load the array with the SWR values obtained from the current "_status_X_Relays" and the relays 4 above &amp; below.</text:p>
      <text:p text:style-name="P25"><text:s text:c="2"/>// Check to see that "uint8_t lowRelay" stay in bounds, i.e does not become less than 0 or greater than 255.</text:p>
      <text:p text:style-name="P25"><text:s text:c="2"/>if((*pReactance <text:s/>&gt;= 4) &amp;&amp; (*pReactance &lt;= 251)) { <text:s/>// Do only if lowRelay won't over or underflow</text:p>
      <text:p text:style-name="P25"><text:s text:c="4"/>lowRelay = *pReactance - 4;</text:p>
      <text:p text:style-name="P25"><text:s text:c="2"/>} else {</text:p>
      <text:p text:style-name="P25"><text:s text:c="4"/>if(*pReactance &lt; 4) { // lowRelay could go out of bounds here so limit its value</text:p>
      <text:p text:style-name="P25"><text:s text:c="6"/>lowRelay = 0;</text:p>
      <text:p text:style-name="P25"><text:s text:c="4"/>} else lowRelay = 247;</text:p>
      <text:p text:style-name="P25"><text:s text:c="2"/>}</text:p>
      <text:p text:style-name="P25"><text:s text:c="2"/>// Loading the array with SWR's from 9 relays centred around current relay</text:p>
      <text:p text:style-name="P25"><text:s text:c="2"/>cnt = 0;</text:p>
      <text:p text:style-name="P25"><text:s text:c="2"/>for(int x = lowRelay; x &lt; (lowRelay + 9); x++) {</text:p>
      <text:p text:style-name="P25"><text:s text:c="4"/>*pReactance = x; // Select the relay starting from lowRelay and stepping up over a total of 9 relays.</text:p>
      <text:p text:style-name="P25"><text:s text:c="4"/>setRelays(); <text:s text:c="4"/>// and operate it</text:p>
      <text:p text:style-name="P25"><text:s text:c="4"/>getSWR();</text:p>
      <text:p text:style-name="P25"><text:s text:c="4"/>values[cnt] = _status.rawSWR;</text:p>
      <text:p text:style-name="P25"><text:s text:c="4"/>cnt++;</text:p>
      <text:p text:style-name="P25"><text:s text:c="2"/>} <text:s text:c="7"/>// On exit, _status.X_relays = lowRelays + 8; cnt = 9</text:p>
      <text:p text:style-name="P25"><text:s text:c="2"/></text:p>
      <text:p text:style-name="P25"><text:s text:c="2"/>displayAnalog(0, 0, _status.fwd);</text:p>
      <text:p text:style-name="P25"><text:s text:c="2"/>displayAnalog(0, 1, _status.rev);</text:p>
      <text:p text:style-name="P25"/>
      <text:p text:style-name="P25"><text:s text:c="2"/>cnt = findBestValue(values, 9); // Get the array position holding the lowest SWR</text:p>
      <text:p text:style-name="P25"/>
      <text:p text:style-name="P25">// Print the contents of the initialised array and if it is Inductor or Capacitor relays being stepped.</text:p>
      <text:p text:style-name="P25">#ifdef DEBUG_FINE_STEP <text:s/></text:p>
      <text:p text:style-name="P25"><text:s text:c="4"/>Serial.print(F("fineStep: Values on entry using "));</text:p>
      <text:p text:style-name="P25"><text:s text:c="4"/>if(reactance == INDUCTANCE) {</text:p>
      <text:p text:style-name="P25"><text:s text:c="6"/>Serial.println(F("INDUCTORS"));</text:p>
      <text:p text:style-name="P25"><text:s text:c="4"/>} else {</text:p>
      <text:p text:style-name="P25"><text:s text:c="6"/>Serial.println(F("CAPACITORS"));</text:p>
      <text:p text:style-name="P25"><text:s text:c="4"/>}</text:p>
      <text:p text:style-name="P25"><text:s text:c="4"/>printFineValues(printHeader, values, cnt, lowRelay);</text:p>
      <text:p text:style-name="P25"><text:s text:c="4"/>printFineValues(printBody, values, cnt, lowRelay);</text:p>
      <text:p text:style-name="P25">#endif <text:s/></text:p>
      <text:p text:style-name="P25"/>
      <text:p text:style-name="P25"><text:soft-page-break/><text:s text:c="2"/>// Assume if cnt &lt; 4, we need to search down but not if lowRelay at 0 or we will underflow</text:p>
      <text:p text:style-name="P25"><text:s text:c="2"/>// If cnt = 4 we have found the SWR dip</text:p>
      <text:p text:style-name="P25"><text:s text:c="2"/>// If cnt &gt; 4, we need to search up but not if lowRelay at 247 or more else we will overflow</text:p>
      <text:p text:style-name="P25"/>
      <text:p text:style-name="P25"><text:s text:c="2"/>while(cnt != 4) {</text:p>
      <text:p text:style-name="P25"><text:s text:c="4"/>if(((lowRelay == 0) &amp;&amp; (cnt &lt; 5)) || ((lowRelay == 247) &amp;&amp; (cnt &gt; 3))) {</text:p>
      <text:p text:style-name="P25">#ifdef DEBUG_FINE_STEP</text:p>
      <text:p text:style-name="P25"><text:s text:c="6"/>Serial.println(F("We will over/underflow so choosing best value"));</text:p>
      <text:p text:style-name="P25">#endif <text:s text:c="5"/></text:p>
      <text:p text:style-name="P25"><text:s text:c="6"/>break;</text:p>
      <text:p text:style-name="P25"><text:s text:c="4"/>} // ----------------------------------------------------</text:p>
      <text:p text:style-name="P25"><text:s text:c="4"/>else if(cnt &lt; 4) { // We won't over/underflow and need to search down</text:p>
      <text:p text:style-name="P25">#ifdef DEBUG_FINE_STEP</text:p>
      <text:p text:style-name="P25"><text:s text:c="2"/>if(header) Serial.println(F("cnt &lt; 4 so searching down"));</text:p>
      <text:p text:style-name="P25">#endif</text:p>
      <text:p text:style-name="P25"><text:s text:c="6"/>lowRelay--;</text:p>
      <text:p text:style-name="P25"><text:s text:c="6"/>for(uint8_t i = 8; i &gt; 0; --i){ // Shift the array to the right 8 steps</text:p>
      <text:p text:style-name="P25"><text:s text:c="8"/>values[i]=values[i-1]; <text:s text:c="2"/></text:p>
      <text:p text:style-name="P25"><text:s text:c="6"/>}</text:p>
      <text:p text:style-name="P25"><text:s text:c="6"/>*pReactance = lowRelay;</text:p>
      <text:p text:style-name="P25"><text:s text:c="6"/>setRelays();</text:p>
      <text:p text:style-name="P25"><text:s text:c="6"/>getSWR();</text:p>
      <text:p text:style-name="P25"><text:s text:c="6"/>delay(5);</text:p>
      <text:p text:style-name="P25"><text:s text:c="6"/>getSWR();</text:p>
      <text:p text:style-name="P25"><text:s text:c="6"/>values[0] = _status.rawSWR; <text:s text:c="4"/></text:p>
      <text:p text:style-name="P25"><text:s text:c="4"/>} // ----------------------------------------------------</text:p>
      <text:p text:style-name="P25"><text:s text:c="4"/>else { // We won't over/underflow and need to search up</text:p>
      <text:p text:style-name="P25">#ifdef DEBUG_FINE_STEP</text:p>
      <text:p text:style-name="P25"><text:s text:c="2"/>if(header) Serial.println(F("cnt &gt; 4 so searching up"));</text:p>
      <text:p text:style-name="P25">#endif</text:p>
      <text:p text:style-name="P25"><text:s text:c="6"/>lowRelay++;</text:p>
      <text:p text:style-name="P25"><text:s text:c="6"/>for(uint8_t i=0; i &lt; 8; i++){ // Shift the array to the left 8 steps</text:p>
      <text:p text:style-name="P25"><text:s text:c="8"/>values[i]=values[i+1];</text:p>
      <text:p text:style-name="P25"><text:s text:c="6"/>}</text:p>
      <text:p text:style-name="P25"><text:s text:c="6"/>*pReactance = lowRelay + 8;</text:p>
      <text:p text:style-name="P25"><text:s text:c="6"/>setRelays();</text:p>
      <text:p text:style-name="P25"><text:s text:c="6"/>getSWR();</text:p>
      <text:p text:style-name="P25"><text:s text:c="6"/>delay(5);</text:p>
      <text:p text:style-name="P25"><text:s text:c="6"/>getSWR();</text:p>
      <text:p text:style-name="P25"><text:s text:c="6"/>values[8] = _status.rawSWR;</text:p>
      <text:p text:style-name="P25"><text:s text:c="4"/>} // ----------------------------------------------------</text:p>
      <text:p text:style-name="P25"><text:s text:c="4"/>cnt = findBestValue(values, 9);</text:p>
      <text:p text:style-name="P25">#ifdef DEBUG_FINE_STEP // Print a table of SWR values in the array at this point</text:p>
      <text:p text:style-name="P25"><text:s text:c="2"/>if(header) { <text:s text:c="8"/>// Do a header if first time through the "while" loop</text:p>
      <text:p text:style-name="P25"><text:s text:c="4"/>printFineValues(printHeader, values, cnt, lowRelay);</text:p>
      <text:p text:style-name="P25"><text:s text:c="4"/>header = false;</text:p>
      <text:p text:style-name="P25"><text:s text:c="2"/>}</text:p>
      <text:p text:style-name="P25"><text:s text:c="2"/>printFineValues(printBody, values, cnt, lowRelay);</text:p>
      <text:p text:style-name="P25">#endif <text:s text:c="4"/></text:p>
      <text:p text:style-name="P25"><text:s text:c="4"/>displayAnalog(0, 0, _status.fwd);</text:p>
      <text:p text:style-name="P25"><text:s text:c="4"/>displayAnalog(0, 1, _status.rev);</text:p>
      <text:p text:style-name="P25"><text:s text:c="2"/>} // End while =============================================</text:p>
      <text:p text:style-name="P25"><text:soft-page-break/></text:p>
      <text:p text:style-name="P25"><text:s text:c="2"/>// Set up the _status struct with the relay pointed to by lowRelay plus the cnt offset which</text:p>
      <text:p text:style-name="P25"><text:s text:c="2"/>// will correspond to the lowest SWR for this pass of fine tune.</text:p>
      <text:p text:style-name="P25"><text:s text:c="2"/>*pReactance = lowRelay + cnt;</text:p>
      <text:p text:style-name="P25"><text:s text:c="2"/>setRelays();</text:p>
      <text:p text:style-name="P25"><text:s text:c="2"/>setRelays(); <text:s text:c="4"/>// Extra relay switching for an accurate final reading</text:p>
      <text:p text:style-name="P25"><text:s text:c="2"/>delay(20); <text:s text:c="2"/>// Extra relay settling time for an accurate final reading</text:p>
      <text:p text:style-name="P25"><text:s text:c="2"/>getSWR();</text:p>
      <text:p text:style-name="P25"/>
      <text:p text:style-name="P25"><text:s text:c="2"/>displayAnalog(0, 0, _status.fwd);</text:p>
      <text:p text:style-name="P25"><text:s text:c="2"/>displayAnalog(0, 1, _status.rev);</text:p>
      <text:p text:style-name="P25"><text:s text:c="2"/></text:p>
      <text:p text:style-name="P25">#ifdef DEBUG_FINE_STEP</text:p>
      <text:p text:style-name="P25"><text:s text:c="4"/>Serial.print(F("fineStep: Values on exit using "));</text:p>
      <text:p text:style-name="P25"><text:s text:c="4"/>if(reactance == INDUCTANCE) {</text:p>
      <text:p text:style-name="P25"><text:s text:c="6"/>Serial.println(F("INDUCTORS"));</text:p>
      <text:p text:style-name="P25"><text:s text:c="4"/>} else {</text:p>
      <text:p text:style-name="P25"><text:s text:c="6"/>Serial.println(F("CAPACITORS"));</text:p>
      <text:p text:style-name="P25"><text:s text:c="4"/>}</text:p>
      <text:p text:style-name="P25"><text:s text:c="4"/>printStatus(printHeader);</text:p>
      <text:p text:style-name="P25"><text:s text:c="4"/>printStatus(printBody);</text:p>
      <text:p text:style-name="P25">#endif <text:s/></text:p>
      <text:p text:style-name="P25"><text:s text:c="2"/>return _status.rawSWR;</text:p>
      <text:p text:style-name="P25">}</text:p>
      <text:p text:style-name="P25"/>
      <text:p text:style-name="P25">/**********************************************************************************************************/</text:p>
      <text:p text:style-name="P25"/>
      <text:p text:style-name="P25">void printFineValues(boolean doHeader, uint32_t values[], uint8_t cnt, uint8_t lowRelay)</text:p>
      <text:p text:style-name="P25">{</text:p>
      <text:p text:style-name="P25"><text:s text:c="2"/>int x;</text:p>
      <text:p text:style-name="P25"><text:s text:c="2"/>char buffer[16];</text:p>
      <text:p text:style-name="P25"><text:s text:c="2"/></text:p>
      <text:p text:style-name="P25"><text:s text:c="2"/>if(doHeader) {</text:p>
      <text:p text:style-name="P25"><text:s text:c="4"/>for(x = 0; x &lt; 9; x++) {</text:p>
      <text:p text:style-name="P25"><text:s text:c="6"/>Serial.print(F("Values["));</text:p>
      <text:p text:style-name="P25"><text:s text:c="6"/>Serial.print(x);</text:p>
      <text:p text:style-name="P25"><text:s text:c="6"/>Serial.print(F("] <text:s/>"));</text:p>
      <text:p text:style-name="P25"><text:s text:c="4"/>}</text:p>
      <text:p text:style-name="P25"><text:s text:c="4"/>Serial.print(F("lowRelay "));</text:p>
      <text:p text:style-name="P25"><text:s text:c="4"/>Serial.println(F("cnt"));</text:p>
      <text:p text:style-name="P25"><text:s text:c="2"/>} else {</text:p>
      <text:p text:style-name="P25"><text:s text:c="4"/>for(x = 0; x &lt; 9; x++) {</text:p>
      <text:p text:style-name="P25"><text:s text:c="6"/>Serial.print(float(values[x]) / 100000, 4);</text:p>
      <text:p text:style-name="P25"><text:s text:c="6"/>Serial.print(F(" <text:s text:c="4"/>"));</text:p>
      <text:p text:style-name="P25"><text:s text:c="4"/>}</text:p>
      <text:p text:style-name="P25"><text:s text:c="4"/>Serial.print(lowRelay);</text:p>
      <text:p text:style-name="P25"><text:s text:c="4"/>Serial.print("\t <text:s text:c="3"/>");</text:p>
      <text:p text:style-name="P25"><text:s text:c="4"/>Serial.println(cnt);</text:p>
      <text:p text:style-name="P25"><text:s text:c="2"/>}</text:p>
      <text:p text:style-name="P25">}</text:p>
      <text:p text:style-name="P25"><text:soft-page-break/></text:p>
      <text:p text:style-name="P25">/**********************************************************************************************************/</text:p>
      <text:p text:style-name="P25"/>
      <text:p text:style-name="P25">uint8_t findBestValue(uint32_t values[], uint8_t cnt)</text:p>
      <text:p text:style-name="P25">// Parses an array of uint32_t values, whose length is equal to cnt. The position in the array (0 to cnt-1)</text:p>
      <text:p text:style-name="P25">// containing the smallest value is returned. If all positions are of equal value then position 0 is returned.</text:p>
      <text:p text:style-name="P25">// If more than one position contains the lowest value then the first position containing it is returned.</text:p>
      <text:p text:style-name="P25"/>
      <text:p text:style-name="P25">{</text:p>
      <text:p text:style-name="P25"><text:s text:c="2"/>uint32_t bestValue = 0;</text:p>
      <text:p text:style-name="P25"><text:s text:c="2"/>uint8_t bestPosition = 0;</text:p>
      <text:p text:style-name="P25"/>
      <text:p text:style-name="P25"><text:s text:c="2"/>bestValue--; <text:s/>// Initialize by rolling back to set to maximum value</text:p>
      <text:p text:style-name="P25"/>
      <text:p text:style-name="P25"><text:s text:c="2"/>for (uint8_t x = 0; x &lt; cnt; x++) {</text:p>
      <text:p text:style-name="P25"><text:s text:c="4"/>if(values[x] &lt;= bestValue) {</text:p>
      <text:p text:style-name="P25"><text:s text:c="6"/>bestValue = values[x];</text:p>
      <text:p text:style-name="P25"><text:s text:c="6"/>bestPosition = x;</text:p>
      <text:p text:style-name="P25"><text:s text:c="4"/>}</text:p>
      <text:p text:style-name="P25"><text:s text:c="2"/>}</text:p>
      <text:p text:style-name="P25"><text:s text:c="2"/>return bestPosition;</text:p>
      <text:p text:style-name="P25">}</text:p>
      <text:p text:style-name="P25"/>
      <text:p text:style-name="P25">/**********************************************************************************************************/</text:p>
      <text:p text:style-name="P25"/>
      <text:p text:style-name="P25"/>
      <text:p text:style-name="P25"/>
      <text:p text:style-name="P26"><draw:g text:anchor-type="paragraph" draw:z-index="3" draw:style-name="gr1"><draw:custom-shape draw:style-name="gr2" draw:text-style-name="P28" xml:id="id1" draw:id="id1" svg:width="3.698cm" svg:height="1.585cm" svg:x="1.306cm" svg:y="0cm"><text:p text:style-name="P27"><text:span text:style-name="T12">START with best L</text:span><text:span text:style-name="T12"><text:line-break/></text:span><text:span text:style-name="T12">&amp; C relay in _status.</text:span></text:p><text:p text:style-name="P27"><text:span text:style-name="T12">Initialize variables</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28" xml:id="id2" draw:id="id2" svg:width="3.77cm" svg:height="0.867cm" svg:x="1.268cm" svg:y="2.457cm"><text:p text:style-name="P27"><text:span text:style-name="T12">Set to Capacitor or</text:span><text:span text:style-name="T12"><text:line-break/></text:span><text:span text:style-name="T12">Inductor relays</text:span></text:p><draw:enhanced-geometry svg:viewBox="0 0 21600 21600" draw:glue-points="10800 0 0 10800 10800 21600 21600 10800" draw:type="flowchart-process" draw:enhanced-path="M 0 0 L 21600 0 21600 21600 0 21600 0 0 Z N"/></draw:custom-shape><draw:custom-shape draw:style-name="gr4" draw:text-style-name="P28" xml:id="id3" draw:id="id3" svg:width="3.733cm" svg:height="1.959cm" svg:x="1.288cm" svg:y="4.223cm"><text:p text:style-name="P27"><text:span text:style-name="T12"><text:line-break/></text:span><text:span text:style-name="T12">Will</text:span></text:p><text:p text:style-name="P27"><text:span text:style-name="T12">Values[ ] go</text:span></text:p><text:p text:style-name="P27"><text:span text:style-name="T12">beyond 0 to</text:span><text:span text:style-name="T12"><text:line-break/></text:span><text:span text:style-name="T12">255</text:span></text:p><text:p text:style-name="P27"><text:span text:style-name="T12"/></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5" draw:text-style-name="P28" xml:id="id4" draw:id="id4" svg:width="4.899cm" svg:height="1.869cm" svg:x="7.022cm" svg:y="4.267cm"><text:p text:style-name="P27"><text:span text:style-name="T12">If values[0] would go below 0</text:span><text:span text:style-name="T12"><text:line-break/></text:span><text:span text:style-name="T12">we set lowRelay to 0 and if</text:span><text:span text:style-name="T12"><text:line-break/></text:span><text:span text:style-name="T12">values[9] would go above 255</text:span><text:span text:style-name="T12"><text:line-break/></text:span><text:span text:style-name="T12">we set lowRelay to 247.</text:span></text:p><draw:enhanced-geometry svg:viewBox="0 0 21600 21600" draw:glue-points="10800 0 0 10800 10800 21600 21600 10800" draw:type="flowchart-process" draw:enhanced-path="M 0 0 L 21600 0 21600 21600 0 21600 0 0 Z N"/></draw:custom-shape><draw:custom-shape draw:style-name="gr6" draw:text-style-name="P28" xml:id="id5" draw:id="id5" svg:width="3.98cm" svg:height="1.271cm" svg:x="1.164cm" svg:y="6.923cm"><text:p text:style-name="P27"><text:span text:style-name="T12">Get current C or L Relay</text:span></text:p><text:p text:style-name="P27"><text:span text:style-name="T12">&amp; set lowRelay to this</text:span><text:span text:style-name="T12"><text:line-break/></text:span><text:span text:style-name="T12">minus 4</text:span></text:p><draw:enhanced-geometry svg:viewBox="0 0 21600 21600" draw:glue-points="10800 0 0 10800 10800 21600 21600 10800" draw:type="flowchart-process" draw:enhanced-path="M 0 0 L 21600 0 21600 21600 0 21600 0 0 Z N"/></draw:custom-shape><draw:custom-shape draw:style-name="gr7" draw:text-style-name="P28" xml:id="id6" draw:id="id6" svg:width="4.116cm" svg:height="1.408cm" svg:x="1.096cm" svg:y="9.248cm"><text:p text:style-name="P27"><text:span text:style-name="T12">Load values[ ] with SWR</text:span><text:span text:style-name="T12"><text:line-break/></text:span><text:span text:style-name="T12">from lowRelay up and</text:span><text:span text:style-name="T12"><text:line-break/></text:span><text:span text:style-name="T12">get best value into cnt</text:span></text:p><draw:enhanced-geometry svg:viewBox="0 0 21600 21600" draw:glue-points="10800 0 0 10800 10800 21600 21600 10800" draw:type="flowchart-process" draw:enhanced-path="M 0 0 L 21600 0 21600 21600 0 21600 0 0 Z N"/></draw:custom-shape><draw:connector draw:style-name="gr8" draw:text-style-name="P29" svg:x1="3.154cm" svg:y1="1.584cm" svg:x2="3.154cm" svg:y2="2.457cm" draw:start-shape="id1" draw:start-glue-point="6" draw:end-shape="id2" draw:end-glue-point="4" svg:d="M3154 1584v873" svg:viewBox="0 0 2 875"><text:p/></draw:connector><draw:connector draw:style-name="gr9" draw:text-style-name="P29" svg:x1="3.154cm" svg:y1="3.323cm" svg:x2="3.154cm" svg:y2="4.223cm" draw:start-shape="id2" draw:start-glue-point="6" draw:end-shape="id3" draw:end-glue-point="4" svg:d="M3154 3323v900" svg:viewBox="0 0 2 901"><text:p/></draw:connector><draw:connector draw:style-name="gr10" draw:text-style-name="P29" svg:x1="5.02cm" svg:y1="5.202cm" svg:x2="7.022cm" svg:y2="5.202cm" draw:start-shape="id3" draw:start-glue-point="7" draw:end-shape="id4" draw:end-glue-point="5" svg:d="M5020 5202h2002" svg:viewBox="0 0 2004 2"><text:p/></draw:connector><draw:connector draw:style-name="gr11" draw:text-style-name="P29" svg:x1="3.154cm" svg:y1="6.181cm" svg:x2="3.154cm" svg:y2="6.923cm" draw:start-shape="id3" draw:start-glue-point="6" draw:end-shape="id5" draw:end-glue-point="4" svg:d="M3154 6181v742" svg:viewBox="0 0 2 744"><text:p/></draw:connector><draw:connector draw:style-name="gr12" draw:text-style-name="P29" xml:id="id13" draw:id="id13" svg:x1="3.154cm" svg:y1="8.193cm" svg:x2="3.154cm" svg:y2="9.248cm" draw:start-shape="id5" draw:start-glue-point="6" draw:end-shape="id6" draw:end-glue-point="4" svg:d="M3154 8193v1055" svg:viewBox="0 0 2 1057"><text:p/></draw:connector><draw:frame draw:style-name="gr13" draw:text-style-name="P31" svg:width="1.08cm" svg:height="0.659cm" svg:x="4.669cm" svg:y="4.577cm"><draw:text-box><text:p text:style-name="P30"><text:span text:style-name="T12">Yes</text:span></text:p></draw:text-box></draw:frame><draw:frame draw:style-name="gr14" draw:text-style-name="P32" svg:width="0.957cm" svg:height="0.659cm" svg:x="3.08cm" svg:y="6.031cm"><draw:text-box draw:corner-radius="0.737cm"><text:p text:style-name="P30"><text:span text:style-name="T12">No</text:span></text:p></draw:text-box></draw:frame><draw:custom-shape draw:style-name="gr15" draw:text-style-name="P28" xml:id="id7" draw:id="id7" svg:width="3.684cm" svg:height="1.673cm" svg:x="1.313cm" svg:y="12.173cm"><text:p text:style-name="P27"><text:span text:style-name="T12">Is cnt == 4</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6" draw:text-style-name="P28" xml:id="id8" draw:id="id8" svg:width="3.684cm" svg:height="1.673cm" svg:x="1.313cm" svg:y="14.686cm"><text:p text:style-name="P27"><text:span text:style-name="T12">Is cnt &lt; 4</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7" draw:text-style-name="P28" xml:id="id10" draw:id="id10" svg:width="4.573cm" svg:height="1.271cm" svg:x="0.866cm" svg:y="17.131cm"><text:p text:style-name="P27"><text:span text:style-name="T12">Move array up the relays</text:span><text:span text:style-name="T12"><text:line-break/></text:span><text:span text:style-name="T12">and get data into new</text:span><text:span text:style-name="T12"><text:line-break/></text:span><text:span text:style-name="T12">lowRelay position</text:span></text:p><draw:enhanced-geometry svg:viewBox="0 0 21600 21600" draw:glue-points="10800 0 0 10800 10800 21600 21600 10800" draw:type="flowchart-process" draw:enhanced-path="M 0 0 L 21600 0 21600 21600 0 21600 0 0 Z N"/></draw:custom-shape><draw:custom-shape draw:style-name="gr18" draw:text-style-name="P28" xml:id="id11" draw:id="id11" svg:width="4.116cm" svg:height="1.408cm" svg:x="1.096cm" svg:y="19.703cm"><text:p text:style-name="P27"><text:span text:style-name="T12">Get best value into cnt</text:span></text:p><draw:enhanced-geometry svg:viewBox="0 0 21600 21600" draw:glue-points="10800 0 0 10800 10800 21600 21600 10800" draw:type="flowchart-process" draw:enhanced-path="M 0 0 L 21600 0 21600 21600 0 21600 0 0 Z N"/></draw:custom-shape><draw:custom-shape draw:style-name="gr19" draw:text-style-name="P28" xml:id="id9" draw:id="id9" svg:width="4.573cm" svg:height="1.271cm" svg:x="6.726cm" svg:y="14.887cm"><text:p text:style-name="P27"><text:span text:style-name="T12">Move array down the relays</text:span><text:span text:style-name="T12"><text:line-break/></text:span><text:span text:style-name="T12">and get data into new</text:span><text:span text:style-name="T12"><text:line-break/></text:span><text:span text:style-name="T12">lowRelay position</text:span></text:p><draw:enhanced-geometry svg:viewBox="0 0 21600 21600" draw:glue-points="10800 0 0 10800 10800 21600 21600 10800" draw:type="flowchart-process" draw:enhanced-path="M 0 0 L 21600 0 21600 21600 0 21600 0 0 Z N"/></draw:custom-shape><draw:connector draw:style-name="gr20" draw:text-style-name="P29" svg:x1="3.154cm" svg:y1="10.656cm" svg:x2="3.154cm" svg:y2="12.173cm" draw:start-shape="id6" draw:start-glue-point="6" draw:end-shape="id7" draw:end-glue-point="4" svg:d="M3154 10656v1517" svg:viewBox="0 0 2 1519"><text:p/></draw:connector><draw:connector draw:style-name="gr21" draw:text-style-name="P29" svg:x1="3.154cm" svg:y1="13.845cm" svg:x2="3.154cm" svg:y2="14.686cm" draw:start-shape="id7" draw:start-glue-point="6" draw:end-shape="id8" draw:end-glue-point="4" svg:d="M3154 13845v841" svg:viewBox="0 0 2 843"><text:p/></draw:connector><draw:connector draw:style-name="gr22" draw:text-style-name="P29" svg:x1="4.996cm" svg:y1="15.522cm" svg:x2="6.727cm" svg:y2="15.522cm" draw:start-shape="id8" draw:start-glue-point="7" draw:end-shape="id9" draw:end-glue-point="5" svg:d="M4996 15522h1731" svg:viewBox="0 0 1732 2"><text:p/></draw:connector><draw:connector draw:style-name="gr23" draw:text-style-name="P29" svg:x1="3.154cm" svg:y1="16.358cm" svg:x2="3.152cm" svg:y2="17.131cm" draw:start-shape="id8" draw:start-glue-point="6" draw:end-shape="id10" draw:end-glue-point="4" svg:d="M3154 16358v388h-2v385" svg:viewBox="0 0 4 774"><text:p/></draw:connector><draw:connector draw:style-name="gr24" draw:text-style-name="P29" xml:id="id12" draw:id="id12" svg:x1="3.152cm" svg:y1="18.401cm" svg:x2="3.154cm" svg:y2="19.703cm" draw:start-shape="id10" draw:start-glue-point="6" draw:end-shape="id11" draw:end-glue-point="4" svg:d="M3152 18401v653h2v649" svg:viewBox="0 0 4 1304"><text:p/></draw:connector><draw:connector draw:style-name="gr25" draw:text-style-name="P29" svg:x1="9.012cm" svg:y1="16.157cm" svg:x2="3.152cm" svg:y2="19.054cm" draw:start-shape="id9" draw:start-glue-point="6" draw:end-shape="id12" draw:end-glue-point="0" svg:d="M9012 16157v2897h-5860" svg:viewBox="0 0 5861 2898"><text:p/></draw:connector><draw:custom-shape draw:style-name="gr26" draw:text-style-name="P28" xml:id="id14" draw:id="id14" svg:width="3.98cm" svg:height="1.144cm" svg:x="1.164cm" svg:y="23.245cm"><text:p text:style-name="P27"><text:span text:style-name="T12">EXIT returning</text:span><text:span text:style-name="T12"><text:line-break/></text:span><text:span text:style-name="T12">best SW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27" draw:text-style-name="P29" draw:line-skew="1.566cm" svg:x1="9.472cm" svg:y1="6.135cm" svg:x2="3.154cm" svg:y2="8.721cm" draw:start-shape="id4" draw:start-glue-point="6" draw:end-shape="id13" draw:end-glue-point="0" svg:d="M9472 6135v2600h-6318v-14" svg:viewBox="0 0 6320 2602"><text:p/></draw:connector><draw:connector draw:style-name="gr28" draw:text-style-name="P29" draw:line-skew="-0.567cm" svg:x1="1.095cm" svg:y1="20.406cm" svg:x2="3.157cm" svg:y2="11.155cm" draw:start-shape="id11" draw:start-glue-point="5" svg:d="M1095 20406h-1093v-9251h3155" svg:viewBox="0 0 3157 9253"><text:p/></draw:connector><draw:connector draw:style-name="gr29" draw:text-style-name="P29" draw:line-skew="6.699cm 3.738cm" svg:x1="4.995cm" svg:y1="13.009cm" svg:x2="3.154cm" svg:y2="23.245cm" draw:start-shape="id7" draw:start-glue-point="7" draw:end-shape="id14" draw:end-glue-point="4" svg:d="M4995 13009h7225v9274h-9066v962" svg:viewBox="0 0 9068 10238"><text:p/></draw:connector><draw:frame draw:style-name="gr30" draw:text-style-name="P33" svg:width="1.075cm" svg:height="1.064cm" svg:x="4.669cm" svg:y="12.416cm"><draw:text-box><text:p text:style-name="P30"><text:span text:style-name="T12">Yes</text:span></text:p></draw:text-box></draw:frame><draw:frame draw:style-name="gr31" draw:text-style-name="P33" svg:width="1.075cm" svg:height="1.064cm" svg:x="4.669cm" svg:y="14.965cm"><draw:text-box><text:p text:style-name="P30"><text:span text:style-name="T12">Yes</text:span></text:p></draw:text-box></draw:frame><draw:frame draw:style-name="gr32" draw:text-style-name="P33" svg:width="0.952cm" svg:height="1.064cm" svg:x="3.08cm" svg:y="13.69cm"><draw:text-box><text:p text:style-name="P30"><text:span text:style-name="T12">No</text:span></text:p></draw:text-box></draw:frame><draw:frame draw:style-name="gr33" draw:text-style-name="P33" svg:width="0.952cm" svg:height="1.064cm" svg:x="3.08cm" svg:y="16.2cm"><draw:text-box><text:p text:style-name="P30"><text:span text:style-name="T12">No</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5-12-22T20:05:48.903179088</meta:creation-date>
    <dc:date>2016-01-19T16:26:24.376706128</dc:date>
    <dc:creator>Graeme </dc:creator>
    <meta:editing-duration>PT3H1M6S</meta:editing-duration>
    <meta:editing-cycles>16</meta:editing-cycles>
    <meta:generator>LibreOffice/5.0.3.2$Linux_X86_64 LibreOffice_project/00m0$Build-2</meta:generator>
    <meta:document-statistic meta:table-count="0" meta:image-count="0" meta:object-count="3" meta:page-count="10" meta:paragraph-count="288" meta:word-count="2792" meta:character-count="17783" meta:non-whitespace-character-count="143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mm"/>
    </style:style>
    <style:style style:name="co3"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fo:font-size="8pt" style:font-size-asian="8pt" style:font-size-complex="8pt"/>
    </style:style>
    <style:style style:name="ce2" style:family="table-cell" style:parent-style-name="Default" style:data-style-name="N110">
      <style:table-cell-properties fo:border="0.74pt solid #000000"/>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4" style:family="table-cell" style:parent-style-name="Default" style:data-style-name="N110">
      <style:table-cell-properties fo:border="1.76pt solid #ff3333"/>
      <style:text-properties style:text-position="" style:font-name="Liberation Sans" fo:font-size="8pt" style:font-size-asian="8pt" style:font-size-complex="8pt"/>
    </style:style>
    <style:style style:name="ce5" style:family="table-cell" style:parent-style-name="Default">
      <style:table-cell-properties style:text-align-source="fix" style:repeat-content="false"/>
      <style:paragraph-properties fo:text-align="center" fo:margin-left="0mm"/>
      <style:text-properties fo:color="#ff33ff" style:text-position="" style:font-name="Liberation Sans" fo:font-size="8pt" fo:font-weight="bold" style:font-name-asian="Liberation Sans1" style:font-size-asian="8pt" style:font-weight-asian="bold" style:font-name-complex="Liberation Sans1" style:font-size-complex="8pt" style:font-weight-complex="bold"/>
    </style:style>
    <style:style style:name="ce6" style:family="table-cell" style:parent-style-name="Default" style:data-style-name="N110">
      <style:table-cell-properties fo:border="0.74pt solid #000000"/>
      <style:text-properties style:text-position="" style:font-name="Liberation Sans" fo:font-size="8pt" style:font-size-asian="8pt" style:font-size-complex="8pt"/>
    </style:style>
    <style:style style:name="ce7" style:family="table-cell" style:parent-style-name="Default">
      <style:text-properties style:font-name="Liberation Sans" fo:font-size="8pt" style:font-size-asian="8pt" style:font-size-complex="8pt"/>
    </style:style>
    <style:style style:name="ce8" style:family="table-cell" style:parent-style-name="Default" style:data-style-name="N110">
      <style:table-cell-properties fo:border="0.74pt solid #000000"/>
      <style:text-properties fo:font-size="8pt" style:font-size-asian="8pt" style:font-size-complex="8pt"/>
    </style:style>
    <style:style style:name="ce9"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10" style:family="table-cell" style:parent-style-name="Default" style:data-style-name="N110">
      <style:table-cell-properties fo:border="1.76pt solid #ff3333"/>
      <style:text-properties style:font-name="Liberation Sans" fo:font-size="8pt" style:font-size-asian="8pt" style:font-size-complex="8pt"/>
    </style:style>
    <style:style style:name="ce11" style:family="table-cell" style:parent-style-name="Default">
      <style:table-cell-properties style:text-align-source="fix" style:repeat-content="false"/>
      <style:paragraph-properties fo:text-align="center" fo:margin-left="0mm"/>
      <style:text-properties fo:color="#ff33ff" style:font-name="Liberation Sans" fo:font-size="8pt" fo:font-weight="bold" style:font-name-asian="Liberation Sans1" style:font-size-asian="8pt" style:font-weight-asian="bold" style:font-name-complex="Liberation Sans1" style:font-size-complex="8pt" style:font-weight-complex="bold"/>
    </style:style>
    <style:style style:name="ce12" style:family="table-cell" style:parent-style-name="Default" style:data-style-name="N110">
      <style:table-cell-properties fo:border="0.74pt solid #000000"/>
      <style:text-properties style:font-name="Liberation San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7"/>
        <table:table-column table:style-name="co3" table:default-cell-style-name="ce9"/>
        <table:table-column table:style-name="co2" table:number-columns-repeated="8" table:default-cell-style-name="ce9"/>
        <table:table-column table:style-name="co2" table:default-cell-style-name="ce7"/>
        <table:table-row table:style-name="ro1">
          <table:table-cell table:number-columns-repeated="7"/>
          <table:table-cell office:value-type="string" calcext:value-type="string">
            <text:p>[0]</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office:value-type="string" calcext:value-type="string">
            <text:p>[6]</text:p>
          </table:table-cell>
          <table:table-cell office:value-type="string" calcext:value-type="string">
            <text:p>[7]</text:p>
          </table:table-cell>
          <table:table-cell office:value-type="string" calcext:value-type="string">
            <text:p>[8]</text:p>
          </table:table-cell>
          <table:table-cell/>
        </table:table-row>
        <table:table-row table:style-name="ro1">
          <table:table-cell/>
          <table:table-cell table:style-name="ce8" office:value-type="float" office:value="1.0074" calcext:value-type="float">
            <text:p>1.007</text:p>
          </table:table-cell>
          <table:table-cell table:style-name="ce8" office:value-type="float" office:value="1.0076" calcext:value-type="float">
            <text:p>1.008</text:p>
          </table:table-cell>
          <table:table-cell table:style-name="ce8" office:value-type="float" office:value="1.0078" calcext:value-type="float">
            <text:p>1.008</text:p>
          </table:table-cell>
          <table:table-cell table:style-name="ce8" office:value-type="float" office:value="1.2026" calcext:value-type="float">
            <text:p>1.203</text:p>
          </table:table-cell>
          <table:table-cell table:style-name="ce8" office:value-type="float" office:value="1.2791" calcext:value-type="float">
            <text:p>1.279</text:p>
          </table:table-cell>
          <table:table-cell table:style-name="ce8" office:value-type="float" office:value="1.3762" calcext:value-type="float">
            <text:p>1.376</text:p>
          </table:table-cell>
          <table:table-cell table:style-name="ce10" office:value-type="float" office:value="1.4737" calcext:value-type="float">
            <text:p>1.474</text:p>
          </table:table-cell>
          <table:table-cell table:style-name="ce10" office:value-type="float" office:value="1.581" calcext:value-type="float">
            <text:p>1.581</text:p>
          </table:table-cell>
          <table:table-cell table:style-name="ce10" office:value-type="float" office:value="1.6706" calcext:value-type="float">
            <text:p>1.671</text:p>
          </table:table-cell>
          <table:table-cell table:style-name="ce10" office:value-type="float" office:value="1.7702" calcext:value-type="float">
            <text:p>1.770</text:p>
          </table:table-cell>
          <table:table-cell table:style-name="ce10" office:value-type="float" office:value="1.5106" calcext:value-type="float">
            <text:p>1.511</text:p>
          </table:table-cell>
          <table:table-cell table:style-name="ce10" office:value-type="float" office:value="1.6102" calcext:value-type="float">
            <text:p>1.610</text:p>
          </table:table-cell>
          <table:table-cell table:style-name="ce10" office:value-type="float" office:value="1.6864" calcext:value-type="float">
            <text:p>1.686</text:p>
          </table:table-cell>
          <table:table-cell table:style-name="ce10" office:value-type="float" office:value="1.805" calcext:value-type="float">
            <text:p>1.805</text:p>
          </table:table-cell>
          <table:table-cell table:style-name="ce10" office:value-type="float" office:value="1.9271" calcext:value-type="float">
            <text:p>1.927</text:p>
          </table:table-cell>
          <table:table-cell table:style-name="ce12" office:value-type="float" office:value="1.749" calcext:value-type="float">
            <text:p>1.749</text:p>
          </table:table-cell>
        </table:table-row>
        <table:table-row table:style-name="ro1">
          <table:table-cell table:number-columns-repeated="7"/>
          <table:table-cell table:style-name="ce7" table:number-columns-repeated="4"/>
          <table:table-cell table:style-name="ce11" office:value-type="string" calcext:value-type="string">
            <text:p>▲</text:p>
          </table:table-cell>
          <table:table-cell table:style-name="ce7" table:number-columns-repeated="4"/>
          <table:table-cell/>
        </table:table-row>
        <table:table-row table:style-name="ro1">
          <table:table-cell/>
          <table:table-cell table:style-name="ce9" office:value-type="float" office:value="54" calcext:value-type="float">
            <text:p>54</text:p>
          </table:table-cell>
          <table:table-cell table:style-name="ce9" office:value-type="float" office:value="55" calcext:value-type="float">
            <text:p>55</text:p>
          </table:table-cell>
          <table:table-cell table:style-name="ce9" office:value-type="float" office:value="56" calcext:value-type="float">
            <text:p>56</text:p>
          </table:table-cell>
          <table:table-cell table:style-name="ce9" office:value-type="float" office:value="57" calcext:value-type="float">
            <text:p>57</text:p>
          </table:table-cell>
          <table:table-cell table:style-name="ce9" office:value-type="float" office:value="58" calcext:value-type="float">
            <text:p>58</text:p>
          </table:table-cell>
          <table:table-cell table:style-name="ce9"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table:style-name="ce9" office:value-type="float" office:value="69" calcext:value-type="float">
            <text:p>69</text:p>
          </table:table-cell>
        </table:table-row>
        <table:table-row table:style-name="ro1">
          <table:table-cell table:number-columns-repeated="7"/>
          <table:table-cell table:style-name="ce7" office:value-type="string" calcext:value-type="string">
            <text:p>lowRelay</text:p>
          </table:table-cell>
          <table:table-cell table:style-name="ce7" table:number-columns-repeated="8"/>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38:48.1147999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8mm"/>
    </style:style>
    <style:style style:name="co3" style:family="table-column">
      <style:table-column-properties fo:break-before="auto" style:column-width="11.09mm"/>
    </style:style>
    <style:style style:name="co4" style:family="table-column">
      <style:table-column-properties fo:break-before="auto" style:column-width="9.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2" style:family="table-cell" style:parent-style-name="Default" style:data-style-name="N112">
      <style:text-properties style:text-position="" fo:font-size="8pt" style:font-size-asian="8pt" style:font-size-complex="8pt"/>
    </style:style>
    <style:style style:name="ce3" style:family="table-cell" style:parent-style-name="Default">
      <style:text-properties style:text-position="" fo:font-size="8pt" style:font-size-asian="8pt" style:font-size-complex="8pt"/>
    </style:style>
    <style:style style:name="ce4" style:family="table-cell" style:parent-style-name="Default" style:data-style-name="N110">
      <style:table-cell-properties style:text-align-source="fix" style:repeat-content="false"/>
      <style:paragraph-properties fo:text-align="center" fo:margin-left="0mm"/>
      <style:text-properties style:text-position="" fo:font-size="8pt" style:font-size-asian="8pt" style:font-size-complex="8pt"/>
    </style:style>
    <style:style style:name="ce5" style:family="table-cell" style:parent-style-name="Default" style:data-style-name="N1">
      <style:text-properties style:text-position="" fo:font-size="8pt" style:font-size-asian="8pt" style:font-size-complex="8pt"/>
    </style:style>
    <style:style style:name="ce6" style:family="table-cell" style:parent-style-name="Default" style:data-style-name="N1">
      <style:table-cell-properties style:text-align-source="fix" style:repeat-content="false"/>
      <style:paragraph-properties fo:text-align="start" fo:margin-left="0mm"/>
      <style:text-properties style:text-position="" fo:font-size="8pt" style:font-size-asian="8pt" style:font-size-complex="8pt"/>
    </style:style>
    <style:style style:name="ce7"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8" style:family="table-cell" style:parent-style-name="Default" style:data-style-name="N112">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data-style-name="N110">
      <style:table-cell-properties style:text-align-source="fix" style:repeat-content="false"/>
      <style:paragraph-properties fo:text-align="center" fo:margin-left="0mm"/>
      <style:text-properties fo:font-size="8pt" style:font-size-asian="8pt" style:font-size-complex="8pt"/>
    </style:style>
    <style:style style:name="ce11" style:family="table-cell" style:parent-style-name="Default" style:data-style-name="N1">
      <style:text-properties fo:font-size="8pt" style:font-size-asian="8pt" style:font-size-complex="8pt"/>
    </style:style>
    <style:style style:name="ce12" style:family="table-cell" style:parent-style-name="Default" style:data-style-name="N1">
      <style:table-cell-properties style:text-align-source="fix" style:repeat-content="false"/>
      <style:paragraph-properties fo:text-align="start" fo:margin-left="0mm"/>
      <style:text-propertie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8"/>
        <table:table-column table:style-name="co3" table:default-cell-style-name="ce8"/>
        <table:table-column table:style-name="co2" table:number-columns-repeated="2" table:default-cell-style-name="ce8"/>
        <table:table-column table:style-name="co4" table:default-cell-style-name="ce10"/>
        <table:table-column table:style-name="co4" table:default-cell-style-name="ce12"/>
        <table:table-row table:style-name="ro1" table:number-rows-repeated="6">
          <table:table-cell/>
          <table:table-cell table:style-name="Default" table:number-columns-repeated="11"/>
        </table:table-row>
        <table:table-row table:style-name="ro1">
          <table:table-cell/>
          <table:table-cell table:style-name="ce7" office:value-type="string" calcext:value-type="string">
            <text:p>[0]</text:p>
          </table:table-cell>
          <table:table-cell table:style-name="ce7" office:value-type="string" calcext:value-type="string">
            <text:p>[1]</text:p>
          </table:table-cell>
          <table:table-cell table:style-name="ce7" office:value-type="string" calcext:value-type="string">
            <text:p>[2]</text:p>
          </table:table-cell>
          <table:table-cell table:style-name="ce7" office:value-type="string" calcext:value-type="string">
            <text:p>[3]</text:p>
          </table:table-cell>
          <table:table-cell table:style-name="ce7" office:value-type="string" calcext:value-type="string">
            <text:p>[4]</text:p>
          </table:table-cell>
          <table:table-cell table:style-name="ce7" office:value-type="string" calcext:value-type="string">
            <text:p>[5]</text:p>
          </table:table-cell>
          <table:table-cell table:style-name="ce7" office:value-type="string" calcext:value-type="string">
            <text:p>[6]</text:p>
          </table:table-cell>
          <table:table-cell table:style-name="ce7" office:value-type="string" calcext:value-type="string">
            <text:p>[7]</text:p>
          </table:table-cell>
          <table:table-cell table:style-name="ce7" office:value-type="string" calcext:value-type="string">
            <text:p>[8]</text:p>
          </table:table-cell>
          <table:table-cell table:style-name="ce9" office:value-type="string" calcext:value-type="string">
            <text:p>Low</text:p>
          </table:table-cell>
          <table:table-cell table:style-name="ce11" office:value-type="string" calcext:value-type="string">
            <text:p>cnt</text:p>
          </table:table-cell>
        </table:table-row>
        <table:table-row table:style-name="ro1">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float" office:value="1.805" calcext:value-type="float">
            <text:p>1.8050</text:p>
          </table:table-cell>
          <table:table-cell office:value-type="string" calcext:value-type="string">
            <text:p>59</text:p>
          </table:table-cell>
          <table:table-cell office:value-type="float" office:value="0" calcext:value-type="float">
            <text:p>0</text:p>
          </table:table-cell>
        </table:table-row>
        <table:table-row table:style-name="ro1">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string" calcext:value-type="string">
            <text:p>58</text:p>
          </table:table-cell>
          <table:table-cell office:value-type="float" office:value="0" calcext:value-type="float">
            <text:p>0</text:p>
          </table:table-cell>
        </table:table-row>
        <table:table-row table:style-name="ro1">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string" calcext:value-type="string">
            <text:p>57</text:p>
          </table:table-cell>
          <table:table-cell office:value-type="float" office:value="0" calcext:value-type="float">
            <text:p>0</text:p>
          </table:table-cell>
        </table:table-row>
        <table:table-row table:style-name="ro1">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string" calcext:value-type="string">
            <text:p>56</text:p>
          </table:table-cell>
          <table:table-cell office:value-type="float" office:value="0" calcext:value-type="float">
            <text:p>0</text:p>
          </table:table-cell>
        </table:table-row>
        <table:table-row table:style-name="ro1">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string" calcext:value-type="string">
            <text:p>55</text:p>
          </table:table-cell>
          <table:table-cell office:value-type="float" office:value="0" calcext:value-type="float">
            <text:p>0</text:p>
          </table:table-cell>
        </table:table-row>
        <table:table-row table:style-name="ro1">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string" calcext:value-type="string">
            <text:p>54</text:p>
          </table:table-cell>
          <table:table-cell office:value-type="float" office:value="0" calcext:value-type="float">
            <text:p>0</text:p>
          </table:table-cell>
        </table:table-row>
        <table:table-row table:style-name="ro1">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string" calcext:value-type="string">
            <text:p>53</text:p>
          </table:table-cell>
          <table:table-cell office:value-type="float" office:value="0" calcext:value-type="float">
            <text:p>0</text:p>
          </table:table-cell>
        </table:table-row>
        <table:table-row table:style-name="ro1">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string" calcext:value-type="string">
            <text:p>52</text:p>
          </table:table-cell>
          <table:table-cell office:value-type="float" office:value="0" calcext:value-type="float">
            <text:p>0</text:p>
          </table:table-cell>
        </table:table-row>
        <table:table-row table:style-name="ro1">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string" calcext:value-type="string">
            <text:p>51</text:p>
          </table:table-cell>
          <table:table-cell office:value-type="float" office:value="0" calcext:value-type="float">
            <text:p>0</text:p>
          </table:table-cell>
        </table:table-row>
        <table:table-row table:style-name="ro1">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string" calcext:value-type="string">
            <text:p>50</text:p>
          </table:table-cell>
          <table:table-cell office:value-type="float" office:value="0" calcext:value-type="float">
            <text:p>0</text:p>
          </table:table-cell>
        </table:table-row>
        <table:table-row table:style-name="ro1">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string" calcext:value-type="string">
            <text:p>49</text:p>
          </table:table-cell>
          <table:table-cell office:value-type="float" office:value="0" calcext:value-type="float">
            <text:p>0</text:p>
          </table:table-cell>
        </table:table-row>
        <table:table-row table:style-name="ro1">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string" calcext:value-type="string">
            <text:p>48</text:p>
          </table:table-cell>
          <table:table-cell office:value-type="float" office:value="1" calcext:value-type="float">
            <text:p>1</text:p>
          </table:table-cell>
        </table:table-row>
        <table:table-row table:style-name="ro1">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string" calcext:value-type="string">
            <text:p>47</text:p>
          </table:table-cell>
          <table:table-cell office:value-type="float" office:value="2" calcext:value-type="float">
            <text:p>2</text:p>
          </table:table-cell>
        </table:table-row>
        <table:table-row table:style-name="ro1">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string" calcext:value-type="string">
            <text:p>46</text:p>
          </table:table-cell>
          <table:table-cell office:value-type="float" office:value="3" calcext:value-type="float">
            <text:p>3</text:p>
          </table:table-cell>
        </table:table-row>
        <table:table-row table:style-name="ro1">
          <table:table-cell/>
          <table:table-cell office:value-type="float" office:value="1.5778" calcext:value-type="float">
            <text:p>1.5778</text:p>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string" calcext:value-type="string">
            <text:p>45</text:p>
          </table:table-cell>
          <table:table-cell office:value-type="float" office:value="4" calcext:value-type="float">
            <text:p>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44:06.4007119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4mm"/>
    </style:style>
    <style:style style:name="co2" style:family="table-column">
      <style:table-column-properties fo:break-before="auto" style:column-width="16.5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99" style:text-position=""/>
    </style:style>
    <style:style style:name="ce2" style:family="table-cell" style:parent-style-name="Default">
      <style:text-properties fo:color="#006600" style:text-position=""/>
    </style:style>
    <style:style style:name="ce3" style:family="table-cell" style:parent-style-name="Default" style:data-style-name="N110">
      <style:text-properties style:text-position=""/>
    </style:style>
    <style:style style:name="ce4" style:family="table-cell" style:parent-style-name="Default">
      <style:text-properties fo:color="#000099"/>
    </style:style>
    <style:style style:name="ce5" style:family="table-cell" style:parent-style-name="Default">
      <style:text-properties fo:color="#006600"/>
    </style:style>
    <style:style style:name="ce6" style:family="table-cell" style:parent-style-name="Default" style:data-style-name="N110"/>
  </office:automatic-styles>
  <office:body>
    <office:spreadsheet>
      <table:calculation-settings table:automatic-find-labels="false"/>
      <table:table table:name="Coarse" table:style-name="ta1">
        <table:table-column table:style-name="co1" table:default-cell-style-name="ce4"/>
        <table:table-column table:style-name="co2" table:number-columns-repeated="9" table:default-cell-style-name="ce6"/>
        <table:table-row table:style-name="ro1">
          <table:table-cell table:style-name="Default" office:value-type="string" calcext:value-type="string">
            <text:p>Cap</text:p>
          </table:table-cell>
          <table:table-cell table:style-name="ce5" office:value-type="string" calcext:value-type="string">
            <text:p><text:s text:c="2"/>L0</text:p>
          </table:table-cell>
          <table:table-cell table:style-name="ce5" office:value-type="string" calcext:value-type="string">
            <text:p><text:s text:c="2"/>L1</text:p>
          </table:table-cell>
          <table:table-cell table:style-name="ce5" office:value-type="string" calcext:value-type="string">
            <text:p><text:s text:c="2"/>L2</text:p>
          </table:table-cell>
          <table:table-cell table:style-name="ce5" office:value-type="string" calcext:value-type="string">
            <text:p><text:s text:c="2"/>L3</text:p>
          </table:table-cell>
          <table:table-cell table:style-name="ce5" office:value-type="string" calcext:value-type="string">
            <text:p><text:s text:c="2"/>L4</text:p>
          </table:table-cell>
          <table:table-cell table:style-name="ce5" office:value-type="string" calcext:value-type="string">
            <text:p><text:s text:c="2"/>L5</text:p>
          </table:table-cell>
          <table:table-cell table:style-name="ce5" office:value-type="string" calcext:value-type="string">
            <text:p><text:s text:c="2"/>L6</text:p>
          </table:table-cell>
          <table:table-cell table:style-name="ce5" office:value-type="string" calcext:value-type="string">
            <text:p><text:s text:c="2"/>L7</text:p>
          </table:table-cell>
          <table:table-cell table:style-name="ce5" office:value-type="string" calcext:value-type="string">
            <text:p><text:s text:c="2"/>L8</text:p>
          </table:table-cell>
        </table:table-row>
        <table:table-row table:style-name="ro1">
          <table:table-cell office:value-type="string" calcext:value-type="string">
            <text:p>C0</text:p>
          </table:table-cell>
          <table:table-cell office:value-type="float" office:value="6.62025" calcext:value-type="float">
            <text:p>6.62025</text:p>
          </table:table-cell>
          <table:table-cell office:value-type="float" office:value="7.48" calcext:value-type="float">
            <text:p>7.48000</text:p>
          </table:table-cell>
          <table:table-cell office:value-type="float" office:value="8.42857" calcext:value-type="float">
            <text:p>8.42857</text:p>
          </table:table-cell>
          <table:table-cell office:value-type="float" office:value="9.8" calcext:value-type="float">
            <text:p>9.80000</text:p>
          </table:table-cell>
          <table:table-cell office:value-type="float" office:value="25.42857" calcext:value-type="float">
            <text:p>25.42857</text:p>
          </table:table-cell>
          <table:table-cell office:value-type="float" office:value="44.55555" calcext:value-type="float">
            <text:p>44.55555</text:p>
          </table:table-cell>
          <table:table-cell office:value-type="float" office:value="68.6923" calcext:value-type="float">
            <text:p>68.69230</text:p>
          </table:table-cell>
          <table:table-cell office:value-type="float" office:value="71.66666" calcext:value-type="float">
            <text:p>71.66666</text:p>
          </table:table-cell>
          <table:table-cell office:value-type="float" office:value="73.8" calcext:value-type="float">
            <text:p>73.80000</text:p>
          </table:table-cell>
        </table:table-row>
        <table:table-row table:style-name="ro1">
          <table:table-cell office:value-type="string" calcext:value-type="string">
            <text:p>C1</text:p>
          </table:table-cell>
          <table:table-cell office:value-type="float" office:value="81.88888" calcext:value-type="float">
            <text:p>81.88888</text:p>
          </table:table-cell>
          <table:table-cell office:value-type="float" office:value="7.36842" calcext:value-type="float">
            <text:p>7.36842</text:p>
          </table:table-cell>
          <table:table-cell office:value-type="float" office:value="8.19444" calcext:value-type="float">
            <text:p>8.19444</text:p>
          </table:table-cell>
          <table:table-cell office:value-type="float" office:value="9.63636" calcext:value-type="float">
            <text:p>9.63636</text:p>
          </table:table-cell>
          <table:table-cell office:value-type="float" office:value="26.33333" calcext:value-type="float">
            <text:p>26.33333</text:p>
          </table:table-cell>
          <table:table-cell office:value-type="float" office:value="44.55555" calcext:value-type="float">
            <text:p>44.55555</text:p>
          </table:table-cell>
          <table:table-cell office:value-type="float" office:value="68.53846" calcext:value-type="float">
            <text:p>68.53846</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2</text:p>
          </table:table-cell>
          <table:table-cell office:value-type="float" office:value="73.8" calcext:value-type="float">
            <text:p>73.80000</text:p>
          </table:table-cell>
          <table:table-cell office:value-type="float" office:value="7.25974" calcext:value-type="float">
            <text:p>7.25974</text:p>
          </table:table-cell>
          <table:table-cell office:value-type="float" office:value="8.19444" calcext:value-type="float">
            <text:p>8.19444</text:p>
          </table:table-cell>
          <table:table-cell office:value-type="float" office:value="9.50746" calcext:value-type="float">
            <text:p>9.50746</text:p>
          </table:table-cell>
          <table:table-cell office:value-type="float" office:value="24.44827" calcext:value-type="float">
            <text:p>24.44827</text:p>
          </table:table-cell>
          <table:table-cell office:value-type="float" office:value="42.15789" calcext:value-type="float">
            <text:p>42.15789</text:p>
          </table:table-cell>
          <table:table-cell office:value-type="float" office:value="68.6923" calcext:value-type="float">
            <text:p>68.69230</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3</text:p>
          </table:table-cell>
          <table:table-cell office:value-type="float" office:value="82.11111" calcext:value-type="float">
            <text:p>82.11111</text:p>
          </table:table-cell>
          <table:table-cell office:value-type="float" office:value="6.92592" calcext:value-type="float">
            <text:p>6.92592</text:p>
          </table:table-cell>
          <table:table-cell office:value-type="float" office:value="7.76315" calcext:value-type="float">
            <text:p>7.76315</text:p>
          </table:table-cell>
          <table:table-cell office:value-type="float" office:value="9.35294" calcext:value-type="float">
            <text:p>9.35294</text:p>
          </table:table-cell>
          <table:table-cell office:value-type="float" office:value="23.66666" calcext:value-type="float">
            <text:p>23.66666</text:p>
          </table:table-cell>
          <table:table-cell office:value-type="float" office:value="42.15789" calcext:value-type="float">
            <text:p>42.15789</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82.11111" calcext:value-type="float">
            <text:p>82.11111</text:p>
          </table:table-cell>
        </table:table-row>
        <table:table-row table:style-name="ro1">
          <table:table-cell office:value-type="string" calcext:value-type="string">
            <text:p>C4</text:p>
          </table:table-cell>
          <table:table-cell office:value-type="float" office:value="82.11111" calcext:value-type="float">
            <text:p>82.11111</text:p>
          </table:table-cell>
          <table:table-cell office:value-type="float" office:value="6.38636" calcext:value-type="float">
            <text:p>6.38636</text:p>
          </table:table-cell>
          <table:table-cell office:value-type="float" office:value="7.19512" calcext:value-type="float">
            <text:p>7.19512</text:p>
          </table:table-cell>
          <table:table-cell office:value-type="float" office:value="8.69863" calcext:value-type="float">
            <text:p>8.69863</text:p>
          </table:table-cell>
          <table:table-cell office:value-type="float" office:value="22.25" calcext:value-type="float">
            <text:p>22.25000</text:p>
          </table:table-cell>
          <table:table-cell office:value-type="float" office:value="40.1" calcext:value-type="float">
            <text:p>40.10000</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5</text:p>
          </table:table-cell>
          <table:table-cell office:value-type="float" office:value="73.8" calcext:value-type="float">
            <text:p>73.80000</text:p>
          </table:table-cell>
          <table:table-cell office:value-type="float" office:value="5.22429" calcext:value-type="float">
            <text:p>5.22429</text:p>
          </table:table-cell>
          <table:table-cell office:value-type="float" office:value="5.88" calcext:value-type="float">
            <text:p>5.88000</text:p>
          </table:table-cell>
          <table:table-cell office:value-type="float" office:value="7.37209" calcext:value-type="float">
            <text:p>7.37209</text:p>
          </table:table-cell>
          <table:table-cell office:value-type="float" office:value="18.17948" calcext:value-type="float">
            <text:p>18.17948</text:p>
          </table:table-cell>
          <table:table-cell office:value-type="float" office:value="34.82608" calcext:value-type="float">
            <text:p>34.82608</text:p>
          </table:table-cell>
          <table:table-cell office:value-type="float" office:value="63.71428" calcext:value-type="float">
            <text:p>63.71428</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6</text:p>
          </table:table-cell>
          <table:table-cell office:value-type="float" office:value="61.5" calcext:value-type="float">
            <text:p>61.50000</text:p>
          </table:table-cell>
          <table:table-cell office:value-type="float" office:value="2.94535" calcext:value-type="float">
            <text:p>2.94535</text:p>
          </table:table-cell>
          <table:table-cell office:value-type="float" office:value="3.40963" calcext:value-type="float">
            <text:p>3.40963</text:p>
          </table:table-cell>
          <table:table-cell office:value-type="float" office:value="4.4" calcext:value-type="float">
            <text:p>4.40000</text:p>
          </table:table-cell>
          <table:table-cell office:value-type="float" office:value="9.5194" calcext:value-type="float">
            <text:p>9.51940</text:p>
          </table:table-cell>
          <table:table-cell office:value-type="float" office:value="18.85714" calcext:value-type="float">
            <text:p>18.85714</text:p>
          </table:table-cell>
          <table:table-cell office:value-type="float" office:value="49.33333" calcext:value-type="float">
            <text:p>49.33333</text:p>
          </table:table-cell>
          <table:table-cell office:value-type="float" office:value="71.83333" calcext:value-type="float">
            <text:p>71.83333</text:p>
          </table:table-cell>
          <table:table-cell office:value-type="float" office:value="67" calcext:value-type="float">
            <text:p>67.00000</text:p>
          </table:table-cell>
        </table:table-row>
        <table:table-row table:style-name="ro1">
          <table:table-cell office:value-type="string" calcext:value-type="string">
            <text:p>C7</text:p>
          </table:table-cell>
          <table:table-cell office:value-type="float" office:value="67.72727" calcext:value-type="float">
            <text:p>67.72727</text:p>
          </table:table-cell>
          <table:table-cell office:value-type="float" office:value="1.50267" calcext:value-type="float">
            <text:p>1.50267</text:p>
          </table:table-cell>
          <table:table-cell office:value-type="float" office:value="1.54166" calcext:value-type="float">
            <text:p>1.54166</text:p>
          </table:table-cell>
          <table:table-cell office:value-type="float" office:value="2.10752" calcext:value-type="float">
            <text:p>2.10752</text:p>
          </table:table-cell>
          <table:table-cell office:value-type="float" office:value="5.41441" calcext:value-type="float">
            <text:p>5.41441</text:p>
          </table:table-cell>
          <table:table-cell office:value-type="float" office:value="13.59259" calcext:value-type="float">
            <text:p>13.59259</text:p>
          </table:table-cell>
          <table:table-cell office:value-type="float" office:value="49" calcext:value-type="float">
            <text:p>49.00000</text:p>
          </table:table-cell>
          <table:table-cell office:value-type="float" office:value="66.38461" calcext:value-type="float">
            <text:p>66.38461</text:p>
          </table:table-cell>
          <table:table-cell office:value-type="float" office:value="67.72727" calcext:value-type="float">
            <text:p>67.72727</text:p>
          </table:table-cell>
        </table:table-row>
        <table:table-row table:style-name="ro1">
          <table:table-cell office:value-type="string" calcext:value-type="string">
            <text:p>C8</text:p>
          </table:table-cell>
          <table:table-cell office:value-type="float" office:value="82.77777" calcext:value-type="float">
            <text:p>82.77777</text:p>
          </table:table-cell>
          <table:table-cell office:value-type="float" office:value="30.28571" calcext:value-type="float">
            <text:p>30.28571</text:p>
          </table:table-cell>
          <table:table-cell office:value-type="float" office:value="29.23529" calcext:value-type="float">
            <text:p>29.23529</text:p>
          </table:table-cell>
          <table:table-cell office:value-type="float" office:value="36.29411" calcext:value-type="float">
            <text:p>36.29411</text:p>
          </table:table-cell>
          <table:table-cell office:value-type="float" office:value="99" calcext:value-type="float">
            <text:p>99.00000</text:p>
          </table:table-cell>
          <table:table-cell office:value-type="float" office:value="71.54545" calcext:value-type="float">
            <text:p>71.54545</text:p>
          </table:table-cell>
          <table:table-cell office:value-type="float" office:value="74.33333" calcext:value-type="float">
            <text:p>74.33333</text:p>
          </table:table-cell>
          <table:table-cell office:value-type="float" office:value="71.83333" calcext:value-type="float">
            <text:p>71.83333</text:p>
          </table:table-cell>
          <table:table-cell office:value-type="float" office:value="74.6" calcext:value-type="float">
            <text:p>74.60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5" loext:min-decimal-places="5"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4">00/00/0000</text:date>, <text:time style:data-style-name="N2" text:time-value="14:03:31.174752845">00:00:00</text:time></text:p>
        </style:region-right>
      </style:header>
      <style:header-left style:display="false"/>
      <style:footer>
        <text:p>Page <text:page-number>1</text:page-number> / <text:page-count>99</text:page-count></text:p>
      </style:footer>
      <style:footer-left style:display="false"/>
    </style:master-page>
  </office:master-styles>
</office:document-styles>
</file>